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]*[.B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24" calcext:value-type="float">
            <text:p>0.124</text:p>
          </table:table-cell>
          <table:table-cell table:formula="of:=[.C3]*[.B3]" office:value-type="float" office:value="3.968" calcext:value-type="float">
            <text:p>3.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47" calcext:value-type="float">
            <text:p>0.247</text:p>
          </table:table-cell>
          <table:table-cell table:formula="of:=[.C4]*[.B4]" office:value-type="float" office:value="2.964" calcext:value-type="float">
            <text:p>2.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366" calcext:value-type="float">
            <text:p>0.366</text:p>
          </table:table-cell>
          <table:table-cell table:formula="of:=[.C5]*[.B5]" office:value-type="float" office:value="11.712" calcext:value-type="float">
            <text:p>11.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479" calcext:value-type="float">
            <text:p>0.479</text:p>
          </table:table-cell>
          <table:table-cell table:formula="of:=[.C6]*[.B6]" office:value-type="float" office:value="3.353" calcext:value-type="float">
            <text:p>3.3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4"/>
          <table:table-cell table:formula="of:=1/1000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479" calcext:value-type="float">
            <text:p>0.479</text:p>
          </table:table-cell>
          <table:table-cell table:formula="of:=[.C8]*[.B8]" office:value-type="float" office:value="3.353" calcext:value-type="float">
            <text:p>3.353</text:p>
          </table:table-cell>
          <table:table-cell table:number-columns-repeated="3"/>
          <table:table-cell table:formula="of:=[.H7]+[.H7]"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585" calcext:value-type="float">
            <text:p>0.585</text:p>
          </table:table-cell>
          <table:table-cell table:formula="of:=[.C9]*[.B9]" office:value-type="float" office:value="18.72" calcext:value-type="float">
            <text:p>18.72</text:p>
          </table:table-cell>
          <table:table-cell/>
          <table:table-cell table:formula="of:=10^10" office:value-type="float" office:value="10000000000" calcext:value-type="float">
            <text:p>10000000000</text:p>
          </table:table-cell>
          <table:table-cell table:formula="of:=5*50" office:value-type="float" office:value="250" calcext:value-type="float">
            <text:p>250</text:p>
          </table:table-cell>
          <table:table-cell table:formula="of:=[.H8]+[.$H$7]"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681" calcext:value-type="float">
            <text:p>0.681</text:p>
          </table:table-cell>
          <table:table-cell table:formula="of:=[.C10]*[.B10]" office:value-type="float" office:value="8.172" calcext:value-type="float">
            <text:p>8.172</text:p>
          </table:table-cell>
          <table:table-cell table:number-columns-repeated="3"/>
          <table:table-cell table:formula="of:=[.H9]+[.$H$7]" office:value-type="float" office:value="0.004" calcext:value-type="float">
            <text:p>0.00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767" calcext:value-type="float">
            <text:p>0.767</text:p>
          </table:table-cell>
          <table:table-cell table:formula="of:=[.C11]*[.B11]" office:value-type="float" office:value="24.544" calcext:value-type="float">
            <text:p>24.544</text:p>
          </table:table-cell>
          <table:table-cell table:number-columns-repeated="3"/>
          <table:table-cell table:formula="of:=[.H10]+[.$H$7]"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4" calcext:value-type="float">
            <text:p>0.84</text:p>
          </table:table-cell>
          <table:table-cell table:formula="of:=[.C12]*[.B12]" office:value-type="float" office:value="5.88" calcext:value-type="float">
            <text:p>5.88</text:p>
          </table:table-cell>
          <table:table-cell table:number-columns-repeated="3"/>
          <table:table-cell table:formula="of:=[.H11]+[.$H$7]" office:value-type="float" office:value="0.006" calcext:value-type="float">
            <text:p>0.00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formula="of:=SUM([.D2:.D12])" office:value-type="float" office:value="82.666" calcext:value-type="float">
            <text:p>82.666</text:p>
          </table:table-cell>
          <table:table-cell table:number-columns-repeated="3"/>
          <table:table-cell table:formula="of:=[.H12]+[.$H$7]" office:value-type="float" office:value="0.007" calcext:value-type="float">
            <text:p>0.00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3]+[.$H$7]" office:value-type="float" office:value="0.008" calcext:value-type="float">
            <text:p>0.00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formula="of:=[.D13]*[.E15]" office:value-type="float" office:value="0.459255555555556" calcext:value-type="float">
            <text:p>0.459255555555556</text:p>
          </table:table-cell>
          <table:table-cell table:formula="of:=2*0.125/45" office:value-type="float" office:value="0.00555555555555556" calcext:value-type="float">
            <text:p>0.00555555555555556</text:p>
          </table:table-cell>
          <table:table-cell table:number-columns-repeated="2"/>
          <table:table-cell table:formula="of:=[.H14]+[.$H$7]" office:value-type="float" office:value="0.009" calcext:value-type="float">
            <text:p>0.00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table:formula="of:=2*[.H7]/45" office:value-type="float" office:value="0.0000444444444444444" calcext:value-type="float">
            <text:p>4.44444444444444E-05</text:p>
          </table:table-cell>
          <table:table-cell/>
          <table:table-cell table:formula="of:=[.H15]+[.$H$7]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[.H1007]*[.F16]" office:value-type="float" office:value="0.0222444444444445" calcext:value-type="float">
            <text:p>0.0222444444444445</text:p>
          </table:table-cell>
          <table:table-cell/>
          <table:table-cell table:formula="of:=[.H16]+[.$H$7]" office:value-type="float" office:value="0.011" calcext:value-type="float">
            <text:p>0.01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7]+[.$H$7]" office:value-type="float" office:value="0.012" calcext:value-type="float">
            <text:p>0.01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8]+[.$H$7]" office:value-type="float" office:value="0.013" calcext:value-type="float">
            <text:p>0.01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9]+[.$H$7]" office:value-type="float" office:value="0.014" calcext:value-type="float">
            <text:p>0.01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0]+[.$H$7]"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1]+[.$H$7]" office:value-type="float" office:value="0.016" calcext:value-type="float">
            <text:p>0.01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2]+[.$H$7]" office:value-type="float" office:value="0.017" calcext:value-type="float">
            <text:p>0.01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3]+[.$H$7]" office:value-type="float" office:value="0.018" calcext:value-type="float">
            <text:p>0.01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4]+[.$H$7]" office:value-type="float" office:value="0.019" calcext:value-type="float">
            <text:p>0.01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5]+[.$H$7]"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6]+[.$H$7]" office:value-type="float" office:value="0.021" calcext:value-type="float">
            <text:p>0.02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7]+[.$H$7]" office:value-type="float" office:value="0.022" calcext:value-type="float">
            <text:p>0.02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8]+[.$H$7]" office:value-type="float" office:value="0.023" calcext:value-type="float">
            <text:p>0.02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9]+[.$H$7]" office:value-type="float" office:value="0.024" calcext:value-type="float">
            <text:p>0.02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0]+[.$H$7]"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1]+[.$H$7]" office:value-type="float" office:value="0.026" calcext:value-type="float">
            <text:p>0.02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2]+[.$H$7]" office:value-type="float" office:value="0.027" calcext:value-type="float">
            <text:p>0.02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3]+[.$H$7]" office:value-type="float" office:value="0.028" calcext:value-type="float">
            <text:p>0.02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4]+[.$H$7]" office:value-type="float" office:value="0.029" calcext:value-type="float">
            <text:p>0.02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5]+[.$H$7]"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6]+[.$H$7]" office:value-type="float" office:value="0.031" calcext:value-type="float">
            <text:p>0.03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7]+[.$H$7]" office:value-type="float" office:value="0.032" calcext:value-type="float">
            <text:p>0.03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8]+[.$H$7]" office:value-type="float" office:value="0.033" calcext:value-type="float">
            <text:p>0.03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9]+[.$H$7]" office:value-type="float" office:value="0.034" calcext:value-type="float">
            <text:p>0.03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0]+[.$H$7]" office:value-type="float" office:value="0.035" calcext:value-type="float">
            <text:p>0.03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1]+[.$H$7]" office:value-type="float" office:value="0.036" calcext:value-type="float">
            <text:p>0.03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2]+[.$H$7]" office:value-type="float" office:value="0.037" calcext:value-type="float">
            <text:p>0.03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3]+[.$H$7]" office:value-type="float" office:value="0.038" calcext:value-type="float">
            <text:p>0.03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4]+[.$H$7]" office:value-type="float" office:value="0.039" calcext:value-type="float">
            <text:p>0.03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5]+[.$H$7]" office:value-type="float" office:value="0.04" calcext:value-type="float">
            <text:p>0.0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6]+[.$H$7]" office:value-type="float" office:value="0.041" calcext:value-type="float">
            <text:p>0.04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7]+[.$H$7]" office:value-type="float" office:value="0.042" calcext:value-type="float">
            <text:p>0.04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8]+[.$H$7]" office:value-type="float" office:value="0.043" calcext:value-type="float">
            <text:p>0.04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9]+[.$H$7]" office:value-type="float" office:value="0.044" calcext:value-type="float">
            <text:p>0.044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0]+[.$H$7]" office:value-type="float" office:value="0.045" calcext:value-type="float">
            <text:p>0.04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1]+[.$H$7]" office:value-type="float" office:value="0.046" calcext:value-type="float">
            <text:p>0.04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2]+[.$H$7]" office:value-type="float" office:value="0.047" calcext:value-type="float">
            <text:p>0.04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3]+[.$H$7]" office:value-type="float" office:value="0.048" calcext:value-type="float">
            <text:p>0.04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4]+[.$H$7]" office:value-type="float" office:value="0.049" calcext:value-type="float">
            <text:p>0.04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5]+[.$H$7]"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6]+[.$H$7]" office:value-type="float" office:value="0.051" calcext:value-type="float">
            <text:p>0.05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7]+[.$H$7]" office:value-type="float" office:value="0.052" calcext:value-type="float">
            <text:p>0.05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8]+[.$H$7]" office:value-type="float" office:value="0.053" calcext:value-type="float">
            <text:p>0.05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9]+[.$H$7]" office:value-type="float" office:value="0.054" calcext:value-type="float">
            <text:p>0.05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0]+[.$H$7]" office:value-type="float" office:value="0.055" calcext:value-type="float">
            <text:p>0.05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1]+[.$H$7]" office:value-type="float" office:value="0.056" calcext:value-type="float">
            <text:p>0.0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2]+[.$H$7]" office:value-type="float" office:value="0.057" calcext:value-type="float">
            <text:p>0.057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3]+[.$H$7]" office:value-type="float" office:value="0.058" calcext:value-type="float">
            <text:p>0.05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4]+[.$H$7]" office:value-type="float" office:value="0.0590000000000001" calcext:value-type="float">
            <text:p>0.059000000000000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5]+[.$H$7]"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6]+[.$H$7]" office:value-type="float" office:value="0.0610000000000001" calcext:value-type="float">
            <text:p>0.061000000000000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7]+[.$H$7]" office:value-type="float" office:value="0.062" calcext:value-type="float">
            <text:p>0.06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8]+[.$H$7]" office:value-type="float" office:value="0.063" calcext:value-type="float">
            <text:p>0.06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9]+[.$H$7]" office:value-type="float" office:value="0.064" calcext:value-type="float">
            <text:p>0.06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0]+[.$H$7]" office:value-type="float" office:value="0.065" calcext:value-type="float">
            <text:p>0.06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1]+[.$H$7]" office:value-type="float" office:value="0.066" calcext:value-type="float">
            <text:p>0.06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2]+[.$H$7]" office:value-type="float" office:value="0.067" calcext:value-type="float">
            <text:p>0.06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3]+[.$H$7]" office:value-type="float" office:value="0.068" calcext:value-type="float">
            <text:p>0.06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4]+[.$H$7]" office:value-type="float" office:value="0.0690000000000001" calcext:value-type="float">
            <text:p>0.0690000000000001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5]+[.$H$7]" office:value-type="float" office:value="0.07" calcext:value-type="float">
            <text:p>0.0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6]+[.$H$7]" office:value-type="float" office:value="0.0710000000000001" calcext:value-type="float">
            <text:p>0.0710000000000001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7]+[.$H$7]" office:value-type="float" office:value="0.072" calcext:value-type="float">
            <text:p>0.072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8]+[.$H$7]" office:value-type="float" office:value="0.0730000000000001" calcext:value-type="float">
            <text:p>0.073000000000000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9]+[.$H$7]" office:value-type="float" office:value="0.0740000000000001" calcext:value-type="float">
            <text:p>0.0740000000000001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0]+[.$H$7]" office:value-type="float" office:value="0.0750000000000001" calcext:value-type="float">
            <text:p>0.075000000000000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1]+[.$H$7]" office:value-type="float" office:value="0.0760000000000001" calcext:value-type="float">
            <text:p>0.0760000000000001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2]+[.$H$7]" office:value-type="float" office:value="0.0770000000000001" calcext:value-type="float">
            <text:p>0.0770000000000001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3]+[.$H$7]" office:value-type="float" office:value="0.0780000000000001" calcext:value-type="float">
            <text:p>0.0780000000000001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4]+[.$H$7]" office:value-type="float" office:value="0.0790000000000001" calcext:value-type="float">
            <text:p>0.079000000000000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5]+[.$H$7]" office:value-type="float" office:value="0.0800000000000001" calcext:value-type="float">
            <text:p>0.080000000000000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6]+[.$H$7]" office:value-type="float" office:value="0.0810000000000001" calcext:value-type="float">
            <text:p>0.081000000000000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7]+[.$H$7]" office:value-type="float" office:value="0.0820000000000001" calcext:value-type="float">
            <text:p>0.0820000000000001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8]+[.$H$7]" office:value-type="float" office:value="0.0830000000000001" calcext:value-type="float">
            <text:p>0.0830000000000001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9]+[.$H$7]" office:value-type="float" office:value="0.0840000000000001" calcext:value-type="float">
            <text:p>0.0840000000000001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0]+[.$H$7]" office:value-type="float" office:value="0.0850000000000001" calcext:value-type="float">
            <text:p>0.0850000000000001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1]+[.$H$7]" office:value-type="float" office:value="0.0860000000000001" calcext:value-type="float">
            <text:p>0.0860000000000001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2]+[.$H$7]" office:value-type="float" office:value="0.0870000000000001" calcext:value-type="float">
            <text:p>0.0870000000000001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3]+[.$H$7]" office:value-type="float" office:value="0.0880000000000001" calcext:value-type="float">
            <text:p>0.0880000000000001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4]+[.$H$7]" office:value-type="float" office:value="0.0890000000000001" calcext:value-type="float">
            <text:p>0.0890000000000001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5]+[.$H$7]" office:value-type="float" office:value="0.0900000000000001" calcext:value-type="float">
            <text:p>0.090000000000000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6]+[.$H$7]" office:value-type="float" office:value="0.0910000000000001" calcext:value-type="float">
            <text:p>0.0910000000000001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7]+[.$H$7]" office:value-type="float" office:value="0.0920000000000001" calcext:value-type="float">
            <text:p>0.0920000000000001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8]+[.$H$7]" office:value-type="float" office:value="0.0930000000000001" calcext:value-type="float">
            <text:p>0.0930000000000001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9]+[.$H$7]" office:value-type="float" office:value="0.0940000000000001" calcext:value-type="float">
            <text:p>0.0940000000000001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00]+[.$H$7]" office:value-type="float" office:value="0.0950000000000001" calcext:value-type="float">
            <text:p>0.095000000000000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01]+[.$H$7]" office:value-type="float" office:value="0.0960000000000001" calcext:value-type="float">
            <text:p>0.0960000000000001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02]+[.$H$7]" office:value-type="float" office:value="0.0970000000000001" calcext:value-type="float">
            <text:p>0.097000000000000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03]+[.$H$7]" office:value-type="float" office:value="0.0980000000000001" calcext:value-type="float">
            <text:p>0.0980000000000001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04]+[.$H$7]" office:value-type="float" office:value="0.0990000000000001" calcext:value-type="float">
            <text:p>0.0990000000000001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05]+[.$H$7]"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06]+[.$H$7]" office:value-type="float" office:value="0.101" calcext:value-type="float">
            <text:p>0.10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07]+[.$H$7]" office:value-type="float" office:value="0.102" calcext:value-type="float">
            <text:p>0.102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08]+[.$H$7]" office:value-type="float" office:value="0.103" calcext:value-type="float">
            <text:p>0.103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09]+[.$H$7]" office:value-type="float" office:value="0.104" calcext:value-type="float">
            <text:p>0.104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10]+[.$H$7]" office:value-type="float" office:value="0.105" calcext:value-type="float">
            <text:p>0.10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11]+[.$H$7]" office:value-type="float" office:value="0.106" calcext:value-type="float">
            <text:p>0.106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12]+[.$H$7]" office:value-type="float" office:value="0.107" calcext:value-type="float">
            <text:p>0.107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13]+[.$H$7]" office:value-type="float" office:value="0.108" calcext:value-type="float">
            <text:p>0.10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14]+[.$H$7]" office:value-type="float" office:value="0.109" calcext:value-type="float">
            <text:p>0.109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15]+[.$H$7]" office:value-type="float" office:value="0.11" calcext:value-type="float">
            <text:p>0.1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16]+[.$H$7]" office:value-type="float" office:value="0.111" calcext:value-type="float">
            <text:p>0.111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17]+[.$H$7]" office:value-type="float" office:value="0.112" calcext:value-type="float">
            <text:p>0.112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18]+[.$H$7]" office:value-type="float" office:value="0.113" calcext:value-type="float">
            <text:p>0.113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19]+[.$H$7]" office:value-type="float" office:value="0.114" calcext:value-type="float">
            <text:p>0.114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20]+[.$H$7]" office:value-type="float" office:value="0.115" calcext:value-type="float">
            <text:p>0.115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21]+[.$H$7]" office:value-type="float" office:value="0.116" calcext:value-type="float">
            <text:p>0.116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22]+[.$H$7]" office:value-type="float" office:value="0.117" calcext:value-type="float">
            <text:p>0.117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23]+[.$H$7]" office:value-type="float" office:value="0.118" calcext:value-type="float">
            <text:p>0.118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24]+[.$H$7]" office:value-type="float" office:value="0.119" calcext:value-type="float">
            <text:p>0.119</text:p>
          </table:table-cell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25]+[.$H$7]" office:value-type="float" office:value="0.12" calcext:value-type="float">
            <text:p>0.1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26]+[.$H$7]" office:value-type="float" office:value="0.121" calcext:value-type="float">
            <text:p>0.121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27]+[.$H$7]" office:value-type="float" office:value="0.122" calcext:value-type="float">
            <text:p>0.122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28]+[.$H$7]" office:value-type="float" office:value="0.123" calcext:value-type="float">
            <text:p>0.123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29]+[.$H$7]" office:value-type="float" office:value="0.124" calcext:value-type="float">
            <text:p>0.124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30]+[.$H$7]" office:value-type="float" office:value="0.125" calcext:value-type="float">
            <text:p>0.125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31]+[.$H$7]" office:value-type="float" office:value="0.126" calcext:value-type="float">
            <text:p>0.126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32]+[.$H$7]" office:value-type="float" office:value="0.127" calcext:value-type="float">
            <text:p>0.127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33]+[.$H$7]" office:value-type="float" office:value="0.128" calcext:value-type="float">
            <text:p>0.12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34]+[.$H$7]" office:value-type="float" office:value="0.129" calcext:value-type="float">
            <text:p>0.129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35]+[.$H$7]" office:value-type="float" office:value="0.13" calcext:value-type="float">
            <text:p>0.13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36]+[.$H$7]" office:value-type="float" office:value="0.131" calcext:value-type="float">
            <text:p>0.13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37]+[.$H$7]" office:value-type="float" office:value="0.132" calcext:value-type="float">
            <text:p>0.132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38]+[.$H$7]" office:value-type="float" office:value="0.133" calcext:value-type="float">
            <text:p>0.133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39]+[.$H$7]" office:value-type="float" office:value="0.134" calcext:value-type="float">
            <text:p>0.134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40]+[.$H$7]" office:value-type="float" office:value="0.135" calcext:value-type="float">
            <text:p>0.135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41]+[.$H$7]" office:value-type="float" office:value="0.136" calcext:value-type="float">
            <text:p>0.136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42]+[.$H$7]" office:value-type="float" office:value="0.137" calcext:value-type="float">
            <text:p>0.137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43]+[.$H$7]" office:value-type="float" office:value="0.138" calcext:value-type="float">
            <text:p>0.138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44]+[.$H$7]" office:value-type="float" office:value="0.139" calcext:value-type="float">
            <text:p>0.139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45]+[.$H$7]" office:value-type="float" office:value="0.14" calcext:value-type="float">
            <text:p>0.14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46]+[.$H$7]" office:value-type="float" office:value="0.141" calcext:value-type="float">
            <text:p>0.141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47]+[.$H$7]" office:value-type="float" office:value="0.142" calcext:value-type="float">
            <text:p>0.142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48]+[.$H$7]" office:value-type="float" office:value="0.143" calcext:value-type="float">
            <text:p>0.143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49]+[.$H$7]" office:value-type="float" office:value="0.144" calcext:value-type="float">
            <text:p>0.144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50]+[.$H$7]" office:value-type="float" office:value="0.145" calcext:value-type="float">
            <text:p>0.145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51]+[.$H$7]" office:value-type="float" office:value="0.146" calcext:value-type="float">
            <text:p>0.146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52]+[.$H$7]" office:value-type="float" office:value="0.147" calcext:value-type="float">
            <text:p>0.147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53]+[.$H$7]" office:value-type="float" office:value="0.148" calcext:value-type="float">
            <text:p>0.148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54]+[.$H$7]" office:value-type="float" office:value="0.149" calcext:value-type="float">
            <text:p>0.149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55]+[.$H$7]" office:value-type="float" office:value="0.15" calcext:value-type="float">
            <text:p>0.15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56]+[.$H$7]" office:value-type="float" office:value="0.151" calcext:value-type="float">
            <text:p>0.151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57]+[.$H$7]" office:value-type="float" office:value="0.152" calcext:value-type="float">
            <text:p>0.152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58]+[.$H$7]" office:value-type="float" office:value="0.153" calcext:value-type="float">
            <text:p>0.153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59]+[.$H$7]" office:value-type="float" office:value="0.154" calcext:value-type="float">
            <text:p>0.154</text:p>
          </table:table-cell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60]+[.$H$7]" office:value-type="float" office:value="0.155" calcext:value-type="float">
            <text:p>0.155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61]+[.$H$7]" office:value-type="float" office:value="0.156" calcext:value-type="float">
            <text:p>0.156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62]+[.$H$7]" office:value-type="float" office:value="0.157" calcext:value-type="float">
            <text:p>0.157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63]+[.$H$7]" office:value-type="float" office:value="0.158" calcext:value-type="float">
            <text:p>0.158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64]+[.$H$7]" office:value-type="float" office:value="0.159" calcext:value-type="float">
            <text:p>0.159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65]+[.$H$7]" office:value-type="float" office:value="0.16" calcext:value-type="float">
            <text:p>0.16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66]+[.$H$7]" office:value-type="float" office:value="0.161" calcext:value-type="float">
            <text:p>0.161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67]+[.$H$7]" office:value-type="float" office:value="0.162" calcext:value-type="float">
            <text:p>0.162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68]+[.$H$7]" office:value-type="float" office:value="0.163" calcext:value-type="float">
            <text:p>0.16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69]+[.$H$7]" office:value-type="float" office:value="0.164" calcext:value-type="float">
            <text:p>0.164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70]+[.$H$7]" office:value-type="float" office:value="0.165" calcext:value-type="float">
            <text:p>0.165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71]+[.$H$7]" office:value-type="float" office:value="0.166" calcext:value-type="float">
            <text:p>0.166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72]+[.$H$7]" office:value-type="float" office:value="0.167" calcext:value-type="float">
            <text:p>0.167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73]+[.$H$7]" office:value-type="float" office:value="0.168" calcext:value-type="float">
            <text:p>0.168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74]+[.$H$7]" office:value-type="float" office:value="0.169" calcext:value-type="float">
            <text:p>0.169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75]+[.$H$7]" office:value-type="float" office:value="0.17" calcext:value-type="float">
            <text:p>0.17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76]+[.$H$7]" office:value-type="float" office:value="0.171" calcext:value-type="float">
            <text:p>0.171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77]+[.$H$7]" office:value-type="float" office:value="0.172" calcext:value-type="float">
            <text:p>0.172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78]+[.$H$7]" office:value-type="float" office:value="0.173" calcext:value-type="float">
            <text:p>0.173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79]+[.$H$7]" office:value-type="float" office:value="0.174" calcext:value-type="float">
            <text:p>0.174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80]+[.$H$7]" office:value-type="float" office:value="0.175" calcext:value-type="float">
            <text:p>0.175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81]+[.$H$7]" office:value-type="float" office:value="0.176" calcext:value-type="float">
            <text:p>0.176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82]+[.$H$7]" office:value-type="float" office:value="0.177" calcext:value-type="float">
            <text:p>0.177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83]+[.$H$7]" office:value-type="float" office:value="0.178" calcext:value-type="float">
            <text:p>0.178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84]+[.$H$7]" office:value-type="float" office:value="0.179" calcext:value-type="float">
            <text:p>0.179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85]+[.$H$7]" office:value-type="float" office:value="0.18" calcext:value-type="float">
            <text:p>0.18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86]+[.$H$7]" office:value-type="float" office:value="0.181" calcext:value-type="float">
            <text:p>0.181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87]+[.$H$7]" office:value-type="float" office:value="0.182" calcext:value-type="float">
            <text:p>0.182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88]+[.$H$7]" office:value-type="float" office:value="0.183" calcext:value-type="float">
            <text:p>0.183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89]+[.$H$7]" office:value-type="float" office:value="0.184" calcext:value-type="float">
            <text:p>0.184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90]+[.$H$7]" office:value-type="float" office:value="0.185" calcext:value-type="float">
            <text:p>0.185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91]+[.$H$7]" office:value-type="float" office:value="0.186" calcext:value-type="float">
            <text:p>0.186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92]+[.$H$7]" office:value-type="float" office:value="0.187" calcext:value-type="float">
            <text:p>0.187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93]+[.$H$7]" office:value-type="float" office:value="0.188" calcext:value-type="float">
            <text:p>0.188</text:p>
          </table:table-cell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94]+[.$H$7]" office:value-type="float" office:value="0.189" calcext:value-type="float">
            <text:p>0.189</text:p>
          </table:table-cell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95]+[.$H$7]" office:value-type="float" office:value="0.19" calcext:value-type="float">
            <text:p>0.19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96]+[.$H$7]" office:value-type="float" office:value="0.191" calcext:value-type="float">
            <text:p>0.191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97]+[.$H$7]" office:value-type="float" office:value="0.192" calcext:value-type="float">
            <text:p>0.192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98]+[.$H$7]" office:value-type="float" office:value="0.193" calcext:value-type="float">
            <text:p>0.193</text:p>
          </table:table-cell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99]+[.$H$7]" office:value-type="float" office:value="0.194" calcext:value-type="float">
            <text:p>0.194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00]+[.$H$7]" office:value-type="float" office:value="0.195" calcext:value-type="float">
            <text:p>0.195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01]+[.$H$7]" office:value-type="float" office:value="0.196" calcext:value-type="float">
            <text:p>0.196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02]+[.$H$7]" office:value-type="float" office:value="0.197" calcext:value-type="float">
            <text:p>0.197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03]+[.$H$7]" office:value-type="float" office:value="0.198" calcext:value-type="float">
            <text:p>0.198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04]+[.$H$7]" office:value-type="float" office:value="0.199" calcext:value-type="float">
            <text:p>0.199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05]+[.$H$7]"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06]+[.$H$7]" office:value-type="float" office:value="0.201" calcext:value-type="float">
            <text:p>0.20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07]+[.$H$7]" office:value-type="float" office:value="0.202" calcext:value-type="float">
            <text:p>0.202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08]+[.$H$7]" office:value-type="float" office:value="0.203" calcext:value-type="float">
            <text:p>0.203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09]+[.$H$7]" office:value-type="float" office:value="0.204" calcext:value-type="float">
            <text:p>0.204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10]+[.$H$7]" office:value-type="float" office:value="0.205" calcext:value-type="float">
            <text:p>0.205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11]+[.$H$7]" office:value-type="float" office:value="0.206" calcext:value-type="float">
            <text:p>0.206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12]+[.$H$7]" office:value-type="float" office:value="0.207" calcext:value-type="float">
            <text:p>0.207</text:p>
          </table:table-cell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13]+[.$H$7]" office:value-type="float" office:value="0.208" calcext:value-type="float">
            <text:p>0.208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14]+[.$H$7]" office:value-type="float" office:value="0.209" calcext:value-type="float">
            <text:p>0.209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15]+[.$H$7]" office:value-type="float" office:value="0.21" calcext:value-type="float">
            <text:p>0.2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16]+[.$H$7]" office:value-type="float" office:value="0.211" calcext:value-type="float">
            <text:p>0.211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17]+[.$H$7]" office:value-type="float" office:value="0.212" calcext:value-type="float">
            <text:p>0.212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18]+[.$H$7]" office:value-type="float" office:value="0.213" calcext:value-type="float">
            <text:p>0.213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19]+[.$H$7]" office:value-type="float" office:value="0.214" calcext:value-type="float">
            <text:p>0.214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20]+[.$H$7]" office:value-type="float" office:value="0.215" calcext:value-type="float">
            <text:p>0.215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21]+[.$H$7]" office:value-type="float" office:value="0.216" calcext:value-type="float">
            <text:p>0.216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22]+[.$H$7]" office:value-type="float" office:value="0.217" calcext:value-type="float">
            <text:p>0.217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23]+[.$H$7]" office:value-type="float" office:value="0.218" calcext:value-type="float">
            <text:p>0.218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24]+[.$H$7]" office:value-type="float" office:value="0.219" calcext:value-type="float">
            <text:p>0.219</text:p>
          </table:table-cell>
          <table:table-cell office:value-type="float" office:value="219" calcext:value-type="float">
            <text:p>2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25]+[.$H$7]" office:value-type="float" office:value="0.22" calcext:value-type="float">
            <text:p>0.22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26]+[.$H$7]" office:value-type="float" office:value="0.221" calcext:value-type="float">
            <text:p>0.221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27]+[.$H$7]" office:value-type="float" office:value="0.222" calcext:value-type="float">
            <text:p>0.222</text:p>
          </table:table-cell>
          <table:table-cell office:value-type="float" office:value="222" calcext:value-type="float">
            <text:p>2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28]+[.$H$7]" office:value-type="float" office:value="0.223" calcext:value-type="float">
            <text:p>0.223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29]+[.$H$7]" office:value-type="float" office:value="0.224" calcext:value-type="float">
            <text:p>0.224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30]+[.$H$7]" office:value-type="float" office:value="0.225" calcext:value-type="float">
            <text:p>0.225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31]+[.$H$7]" office:value-type="float" office:value="0.226" calcext:value-type="float">
            <text:p>0.226</text:p>
          </table:table-cell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32]+[.$H$7]" office:value-type="float" office:value="0.227" calcext:value-type="float">
            <text:p>0.227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33]+[.$H$7]" office:value-type="float" office:value="0.228" calcext:value-type="float">
            <text:p>0.228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34]+[.$H$7]" office:value-type="float" office:value="0.229" calcext:value-type="float">
            <text:p>0.229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35]+[.$H$7]" office:value-type="float" office:value="0.23" calcext:value-type="float">
            <text:p>0.23</text:p>
          </table:table-cell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36]+[.$H$7]" office:value-type="float" office:value="0.231" calcext:value-type="float">
            <text:p>0.231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37]+[.$H$7]" office:value-type="float" office:value="0.232" calcext:value-type="float">
            <text:p>0.232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38]+[.$H$7]" office:value-type="float" office:value="0.233" calcext:value-type="float">
            <text:p>0.233</text:p>
          </table:table-cell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39]+[.$H$7]" office:value-type="float" office:value="0.234" calcext:value-type="float">
            <text:p>0.234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40]+[.$H$7]" office:value-type="float" office:value="0.235" calcext:value-type="float">
            <text:p>0.235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41]+[.$H$7]" office:value-type="float" office:value="0.236" calcext:value-type="float">
            <text:p>0.236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42]+[.$H$7]" office:value-type="float" office:value="0.237" calcext:value-type="float">
            <text:p>0.237</text:p>
          </table:table-cell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43]+[.$H$7]" office:value-type="float" office:value="0.238" calcext:value-type="float">
            <text:p>0.238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44]+[.$H$7]" office:value-type="float" office:value="0.239" calcext:value-type="float">
            <text:p>0.239</text:p>
          </table:table-cell>
          <table:table-cell office:value-type="float" office:value="239" calcext:value-type="float">
            <text:p>2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45]+[.$H$7]" office:value-type="float" office:value="0.24" calcext:value-type="float">
            <text:p>0.24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46]+[.$H$7]" office:value-type="float" office:value="0.241" calcext:value-type="float">
            <text:p>0.241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47]+[.$H$7]" office:value-type="float" office:value="0.242" calcext:value-type="float">
            <text:p>0.242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48]+[.$H$7]" office:value-type="float" office:value="0.243" calcext:value-type="float">
            <text:p>0.243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49]+[.$H$7]" office:value-type="float" office:value="0.244" calcext:value-type="float">
            <text:p>0.244</text:p>
          </table:table-cell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50]+[.$H$7]" office:value-type="float" office:value="0.245" calcext:value-type="float">
            <text:p>0.245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51]+[.$H$7]" office:value-type="float" office:value="0.246" calcext:value-type="float">
            <text:p>0.246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52]+[.$H$7]" office:value-type="float" office:value="0.247" calcext:value-type="float">
            <text:p>0.247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53]+[.$H$7]" office:value-type="float" office:value="0.248" calcext:value-type="float">
            <text:p>0.248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54]+[.$H$7]" office:value-type="float" office:value="0.249" calcext:value-type="float">
            <text:p>0.249</text:p>
          </table:table-cell>
          <table:table-cell office:value-type="float" office:value="249" calcext:value-type="float">
            <text:p>2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55]+[.$H$7]" office:value-type="float" office:value="0.25" calcext:value-type="float">
            <text:p>0.25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56]+[.$H$7]" office:value-type="float" office:value="0.251" calcext:value-type="float">
            <text:p>0.251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57]+[.$H$7]" office:value-type="float" office:value="0.252" calcext:value-type="float">
            <text:p>0.252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58]+[.$H$7]" office:value-type="float" office:value="0.253" calcext:value-type="float">
            <text:p>0.253</text:p>
          </table:table-cell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59]+[.$H$7]" office:value-type="float" office:value="0.254" calcext:value-type="float">
            <text:p>0.254</text:p>
          </table:table-cell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60]+[.$H$7]" office:value-type="float" office:value="0.255" calcext:value-type="float">
            <text:p>0.255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61]+[.$H$7]" office:value-type="float" office:value="0.256" calcext:value-type="float">
            <text:p>0.25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62]+[.$H$7]" office:value-type="float" office:value="0.257" calcext:value-type="float">
            <text:p>0.257</text:p>
          </table:table-cell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63]+[.$H$7]" office:value-type="float" office:value="0.258" calcext:value-type="float">
            <text:p>0.258</text:p>
          </table:table-cell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64]+[.$H$7]" office:value-type="float" office:value="0.259" calcext:value-type="float">
            <text:p>0.259</text:p>
          </table:table-cell>
          <table:table-cell office:value-type="float" office:value="259" calcext:value-type="float">
            <text:p>2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65]+[.$H$7]" office:value-type="float" office:value="0.26" calcext:value-type="float">
            <text:p>0.26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66]+[.$H$7]" office:value-type="float" office:value="0.261" calcext:value-type="float">
            <text:p>0.261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67]+[.$H$7]" office:value-type="float" office:value="0.262" calcext:value-type="float">
            <text:p>0.262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68]+[.$H$7]" office:value-type="float" office:value="0.263" calcext:value-type="float">
            <text:p>0.263</text:p>
          </table:table-cell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69]+[.$H$7]" office:value-type="float" office:value="0.264" calcext:value-type="float">
            <text:p>0.264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70]+[.$H$7]" office:value-type="float" office:value="0.265" calcext:value-type="float">
            <text:p>0.265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71]+[.$H$7]" office:value-type="float" office:value="0.266" calcext:value-type="float">
            <text:p>0.266</text:p>
          </table:table-cell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72]+[.$H$7]" office:value-type="float" office:value="0.267" calcext:value-type="float">
            <text:p>0.267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73]+[.$H$7]" office:value-type="float" office:value="0.268" calcext:value-type="float">
            <text:p>0.268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74]+[.$H$7]" office:value-type="float" office:value="0.269" calcext:value-type="float">
            <text:p>0.269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75]+[.$H$7]" office:value-type="float" office:value="0.27" calcext:value-type="float">
            <text:p>0.27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76]+[.$H$7]" office:value-type="float" office:value="0.271" calcext:value-type="float">
            <text:p>0.271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77]+[.$H$7]" office:value-type="float" office:value="0.272" calcext:value-type="float">
            <text:p>0.272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78]+[.$H$7]" office:value-type="float" office:value="0.273" calcext:value-type="float">
            <text:p>0.273</text:p>
          </table:table-cell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79]+[.$H$7]" office:value-type="float" office:value="0.274" calcext:value-type="float">
            <text:p>0.274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80]+[.$H$7]" office:value-type="float" office:value="0.275" calcext:value-type="float">
            <text:p>0.275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81]+[.$H$7]" office:value-type="float" office:value="0.276" calcext:value-type="float">
            <text:p>0.276</text:p>
          </table:table-cell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82]+[.$H$7]" office:value-type="float" office:value="0.277" calcext:value-type="float">
            <text:p>0.277</text:p>
          </table:table-cell>
          <table:table-cell office:value-type="float" office:value="277" calcext:value-type="float">
            <text:p>2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83]+[.$H$7]" office:value-type="float" office:value="0.278" calcext:value-type="float">
            <text:p>0.278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84]+[.$H$7]" office:value-type="float" office:value="0.279" calcext:value-type="float">
            <text:p>0.279</text:p>
          </table:table-cell>
          <table:table-cell office:value-type="float" office:value="279" calcext:value-type="float">
            <text:p>2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85]+[.$H$7]" office:value-type="float" office:value="0.28" calcext:value-type="float">
            <text:p>0.28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86]+[.$H$7]" office:value-type="float" office:value="0.281" calcext:value-type="float">
            <text:p>0.281</text:p>
          </table:table-cell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87]+[.$H$7]" office:value-type="float" office:value="0.282" calcext:value-type="float">
            <text:p>0.282</text:p>
          </table:table-cell>
          <table:table-cell office:value-type="float" office:value="282" calcext:value-type="float">
            <text:p>2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88]+[.$H$7]" office:value-type="float" office:value="0.283" calcext:value-type="float">
            <text:p>0.283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89]+[.$H$7]" office:value-type="float" office:value="0.284" calcext:value-type="float">
            <text:p>0.284</text:p>
          </table:table-cell>
          <table:table-cell office:value-type="float" office:value="284" calcext:value-type="float">
            <text:p>2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90]+[.$H$7]" office:value-type="float" office:value="0.285" calcext:value-type="float">
            <text:p>0.285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91]+[.$H$7]" office:value-type="float" office:value="0.286" calcext:value-type="float">
            <text:p>0.286</text:p>
          </table:table-cell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92]+[.$H$7]" office:value-type="float" office:value="0.287" calcext:value-type="float">
            <text:p>0.287</text:p>
          </table:table-cell>
          <table:table-cell office:value-type="float" office:value="287" calcext:value-type="float">
            <text:p>2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93]+[.$H$7]" office:value-type="float" office:value="0.288" calcext:value-type="float">
            <text:p>0.288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94]+[.$H$7]" office:value-type="float" office:value="0.289" calcext:value-type="float">
            <text:p>0.289</text:p>
          </table:table-cell>
          <table:table-cell office:value-type="float" office:value="289" calcext:value-type="float">
            <text:p>2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95]+[.$H$7]" office:value-type="float" office:value="0.29" calcext:value-type="float">
            <text:p>0.29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96]+[.$H$7]" office:value-type="float" office:value="0.291" calcext:value-type="float">
            <text:p>0.291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297]+[.$H$7]" office:value-type="float" office:value="0.292" calcext:value-type="float">
            <text:p>0.292</text:p>
          </table:table-cell>
          <table:table-cell office:value-type="float" office:value="292" calcext:value-type="float">
            <text:p>2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298]+[.$H$7]" office:value-type="float" office:value="0.293" calcext:value-type="float">
            <text:p>0.293</text:p>
          </table:table-cell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299]+[.$H$7]" office:value-type="float" office:value="0.294" calcext:value-type="float">
            <text:p>0.29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00]+[.$H$7]" office:value-type="float" office:value="0.295" calcext:value-type="float">
            <text:p>0.295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01]+[.$H$7]" office:value-type="float" office:value="0.296" calcext:value-type="float">
            <text:p>0.296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02]+[.$H$7]" office:value-type="float" office:value="0.297" calcext:value-type="float">
            <text:p>0.297</text:p>
          </table:table-cell>
          <table:table-cell office:value-type="float" office:value="297" calcext:value-type="float">
            <text:p>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03]+[.$H$7]" office:value-type="float" office:value="0.298" calcext:value-type="float">
            <text:p>0.298</text:p>
          </table:table-cell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04]+[.$H$7]" office:value-type="float" office:value="0.299" calcext:value-type="float">
            <text:p>0.299</text:p>
          </table:table-cell>
          <table:table-cell office:value-type="float" office:value="299" calcext:value-type="float">
            <text:p>2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05]+[.$H$7]"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06]+[.$H$7]" office:value-type="float" office:value="0.301" calcext:value-type="float">
            <text:p>0.301</text:p>
          </table:table-cell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07]+[.$H$7]" office:value-type="float" office:value="0.302" calcext:value-type="float">
            <text:p>0.302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08]+[.$H$7]" office:value-type="float" office:value="0.303" calcext:value-type="float">
            <text:p>0.303</text:p>
          </table:table-cell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09]+[.$H$7]" office:value-type="float" office:value="0.304" calcext:value-type="float">
            <text:p>0.304</text:p>
          </table:table-cell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10]+[.$H$7]" office:value-type="float" office:value="0.305" calcext:value-type="float">
            <text:p>0.305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11]+[.$H$7]" office:value-type="float" office:value="0.306" calcext:value-type="float">
            <text:p>0.30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12]+[.$H$7]" office:value-type="float" office:value="0.307" calcext:value-type="float">
            <text:p>0.307</text:p>
          </table:table-cell>
          <table:table-cell office:value-type="float" office:value="307" calcext:value-type="float">
            <text:p>3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13]+[.$H$7]" office:value-type="float" office:value="0.308" calcext:value-type="float">
            <text:p>0.308</text:p>
          </table:table-cell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14]+[.$H$7]" office:value-type="float" office:value="0.309" calcext:value-type="float">
            <text:p>0.309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15]+[.$H$7]" office:value-type="float" office:value="0.31" calcext:value-type="float">
            <text:p>0.31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16]+[.$H$7]" office:value-type="float" office:value="0.311" calcext:value-type="float">
            <text:p>0.311</text:p>
          </table:table-cell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17]+[.$H$7]" office:value-type="float" office:value="0.312" calcext:value-type="float">
            <text:p>0.312</text:p>
          </table:table-cell>
          <table:table-cell office:value-type="float" office:value="312" calcext:value-type="float">
            <text:p>3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18]+[.$H$7]" office:value-type="float" office:value="0.313" calcext:value-type="float">
            <text:p>0.313</text:p>
          </table:table-cell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19]+[.$H$7]" office:value-type="float" office:value="0.314" calcext:value-type="float">
            <text:p>0.314</text:p>
          </table:table-cell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20]+[.$H$7]" office:value-type="float" office:value="0.315" calcext:value-type="float">
            <text:p>0.315</text:p>
          </table:table-cell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21]+[.$H$7]" office:value-type="float" office:value="0.316" calcext:value-type="float">
            <text:p>0.316</text:p>
          </table:table-cell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22]+[.$H$7]" office:value-type="float" office:value="0.317" calcext:value-type="float">
            <text:p>0.317</text:p>
          </table:table-cell>
          <table:table-cell office:value-type="float" office:value="317" calcext:value-type="float">
            <text:p>3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23]+[.$H$7]" office:value-type="float" office:value="0.318" calcext:value-type="float">
            <text:p>0.318</text:p>
          </table:table-cell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24]+[.$H$7]" office:value-type="float" office:value="0.319" calcext:value-type="float">
            <text:p>0.319</text:p>
          </table:table-cell>
          <table:table-cell office:value-type="float" office:value="319" calcext:value-type="float">
            <text:p>3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25]+[.$H$7]" office:value-type="float" office:value="0.32" calcext:value-type="float">
            <text:p>0.32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26]+[.$H$7]" office:value-type="float" office:value="0.321" calcext:value-type="float">
            <text:p>0.321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27]+[.$H$7]" office:value-type="float" office:value="0.322" calcext:value-type="float">
            <text:p>0.322</text:p>
          </table:table-cell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28]+[.$H$7]" office:value-type="float" office:value="0.323" calcext:value-type="float">
            <text:p>0.323</text:p>
          </table:table-cell>
          <table:table-cell office:value-type="float" office:value="323" calcext:value-type="float">
            <text:p>3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29]+[.$H$7]" office:value-type="float" office:value="0.324" calcext:value-type="float">
            <text:p>0.324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30]+[.$H$7]" office:value-type="float" office:value="0.325" calcext:value-type="float">
            <text:p>0.325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31]+[.$H$7]" office:value-type="float" office:value="0.326" calcext:value-type="float">
            <text:p>0.326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32]+[.$H$7]" office:value-type="float" office:value="0.327" calcext:value-type="float">
            <text:p>0.327</text:p>
          </table:table-cell>
          <table:table-cell office:value-type="float" office:value="327" calcext:value-type="float">
            <text:p>3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33]+[.$H$7]" office:value-type="float" office:value="0.328" calcext:value-type="float">
            <text:p>0.328</text:p>
          </table:table-cell>
          <table:table-cell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34]+[.$H$7]" office:value-type="float" office:value="0.329" calcext:value-type="float">
            <text:p>0.329</text:p>
          </table:table-cell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35]+[.$H$7]" office:value-type="float" office:value="0.33" calcext:value-type="float">
            <text:p>0.33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36]+[.$H$7]" office:value-type="float" office:value="0.331" calcext:value-type="float">
            <text:p>0.331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37]+[.$H$7]" office:value-type="float" office:value="0.332" calcext:value-type="float">
            <text:p>0.332</text:p>
          </table:table-cell>
          <table:table-cell office:value-type="float" office:value="332" calcext:value-type="float">
            <text:p>3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38]+[.$H$7]" office:value-type="float" office:value="0.333" calcext:value-type="float">
            <text:p>0.333</text:p>
          </table:table-cell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39]+[.$H$7]" office:value-type="float" office:value="0.334" calcext:value-type="float">
            <text:p>0.334</text:p>
          </table:table-cell>
          <table:table-cell office:value-type="float" office:value="334" calcext:value-type="float">
            <text:p>3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40]+[.$H$7]" office:value-type="float" office:value="0.335" calcext:value-type="float">
            <text:p>0.335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41]+[.$H$7]" office:value-type="float" office:value="0.336" calcext:value-type="float">
            <text:p>0.336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42]+[.$H$7]" office:value-type="float" office:value="0.337" calcext:value-type="float">
            <text:p>0.337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43]+[.$H$7]" office:value-type="float" office:value="0.338" calcext:value-type="float">
            <text:p>0.338</text:p>
          </table:table-cell>
          <table:table-cell office:value-type="float" office:value="338" calcext:value-type="float">
            <text:p>3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44]+[.$H$7]" office:value-type="float" office:value="0.339" calcext:value-type="float">
            <text:p>0.339</text:p>
          </table:table-cell>
          <table:table-cell office:value-type="float" office:value="339" calcext:value-type="float">
            <text:p>3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45]+[.$H$7]" office:value-type="float" office:value="0.34" calcext:value-type="float">
            <text:p>0.34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46]+[.$H$7]" office:value-type="float" office:value="0.341" calcext:value-type="float">
            <text:p>0.341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47]+[.$H$7]" office:value-type="float" office:value="0.342" calcext:value-type="float">
            <text:p>0.342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48]+[.$H$7]" office:value-type="float" office:value="0.343" calcext:value-type="float">
            <text:p>0.343</text:p>
          </table:table-cell>
          <table:table-cell office:value-type="float" office:value="343" calcext:value-type="float">
            <text:p>3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49]+[.$H$7]" office:value-type="float" office:value="0.344" calcext:value-type="float">
            <text:p>0.344</text:p>
          </table:table-cell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50]+[.$H$7]" office:value-type="float" office:value="0.345" calcext:value-type="float">
            <text:p>0.345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51]+[.$H$7]" office:value-type="float" office:value="0.346" calcext:value-type="float">
            <text:p>0.346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52]+[.$H$7]" office:value-type="float" office:value="0.347" calcext:value-type="float">
            <text:p>0.347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53]+[.$H$7]" office:value-type="float" office:value="0.348" calcext:value-type="float">
            <text:p>0.348</text:p>
          </table:table-cell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54]+[.$H$7]" office:value-type="float" office:value="0.349" calcext:value-type="float">
            <text:p>0.349</text:p>
          </table:table-cell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55]+[.$H$7]" office:value-type="float" office:value="0.35" calcext:value-type="float">
            <text:p>0.35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56]+[.$H$7]" office:value-type="float" office:value="0.351" calcext:value-type="float">
            <text:p>0.351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57]+[.$H$7]" office:value-type="float" office:value="0.352" calcext:value-type="float">
            <text:p>0.352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58]+[.$H$7]" office:value-type="float" office:value="0.353" calcext:value-type="float">
            <text:p>0.353</text:p>
          </table:table-cell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59]+[.$H$7]" office:value-type="float" office:value="0.354" calcext:value-type="float">
            <text:p>0.354</text:p>
          </table:table-cell>
          <table:table-cell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60]+[.$H$7]" office:value-type="float" office:value="0.355" calcext:value-type="float">
            <text:p>0.355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61]+[.$H$7]" office:value-type="float" office:value="0.356" calcext:value-type="float">
            <text:p>0.356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62]+[.$H$7]" office:value-type="float" office:value="0.357" calcext:value-type="float">
            <text:p>0.357</text:p>
          </table:table-cell>
          <table:table-cell office:value-type="float" office:value="357" calcext:value-type="float">
            <text:p>3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63]+[.$H$7]" office:value-type="float" office:value="0.358" calcext:value-type="float">
            <text:p>0.358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64]+[.$H$7]" office:value-type="float" office:value="0.359" calcext:value-type="float">
            <text:p>0.359</text:p>
          </table:table-cell>
          <table:table-cell office:value-type="float" office:value="359" calcext:value-type="float">
            <text:p>3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65]+[.$H$7]" office:value-type="float" office:value="0.36" calcext:value-type="float">
            <text:p>0.36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66]+[.$H$7]" office:value-type="float" office:value="0.361" calcext:value-type="float">
            <text:p>0.361</text:p>
          </table:table-cell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67]+[.$H$7]" office:value-type="float" office:value="0.362" calcext:value-type="float">
            <text:p>0.362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68]+[.$H$7]" office:value-type="float" office:value="0.363" calcext:value-type="float">
            <text:p>0.363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69]+[.$H$7]" office:value-type="float" office:value="0.364" calcext:value-type="float">
            <text:p>0.364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70]+[.$H$7]" office:value-type="float" office:value="0.365" calcext:value-type="float">
            <text:p>0.365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71]+[.$H$7]" office:value-type="float" office:value="0.366" calcext:value-type="float">
            <text:p>0.366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72]+[.$H$7]" office:value-type="float" office:value="0.367" calcext:value-type="float">
            <text:p>0.367</text:p>
          </table:table-cell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73]+[.$H$7]" office:value-type="float" office:value="0.368" calcext:value-type="float">
            <text:p>0.368</text:p>
          </table:table-cell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74]+[.$H$7]" office:value-type="float" office:value="0.369" calcext:value-type="float">
            <text:p>0.369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75]+[.$H$7]" office:value-type="float" office:value="0.37" calcext:value-type="float">
            <text:p>0.37</text:p>
          </table:table-cell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76]+[.$H$7]" office:value-type="float" office:value="0.371" calcext:value-type="float">
            <text:p>0.371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77]+[.$H$7]" office:value-type="float" office:value="0.372" calcext:value-type="float">
            <text:p>0.372</text:p>
          </table:table-cell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78]+[.$H$7]" office:value-type="float" office:value="0.373" calcext:value-type="float">
            <text:p>0.373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79]+[.$H$7]" office:value-type="float" office:value="0.374" calcext:value-type="float">
            <text:p>0.374</text:p>
          </table:table-cell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80]+[.$H$7]" office:value-type="float" office:value="0.375" calcext:value-type="float">
            <text:p>0.375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81]+[.$H$7]" office:value-type="float" office:value="0.376" calcext:value-type="float">
            <text:p>0.376</text:p>
          </table:table-cell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82]+[.$H$7]" office:value-type="float" office:value="0.377" calcext:value-type="float">
            <text:p>0.377</text:p>
          </table:table-cell>
          <table:table-cell office:value-type="float" office:value="377" calcext:value-type="float">
            <text:p>3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83]+[.$H$7]" office:value-type="float" office:value="0.378" calcext:value-type="float">
            <text:p>0.378</text:p>
          </table:table-cell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84]+[.$H$7]" office:value-type="float" office:value="0.379" calcext:value-type="float">
            <text:p>0.379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85]+[.$H$7]" office:value-type="float" office:value="0.38" calcext:value-type="float">
            <text:p>0.38</text:p>
          </table:table-cell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86]+[.$H$7]" office:value-type="float" office:value="0.381" calcext:value-type="float">
            <text:p>0.381</text:p>
          </table:table-cell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87]+[.$H$7]" office:value-type="float" office:value="0.382" calcext:value-type="float">
            <text:p>0.382</text:p>
          </table:table-cell>
          <table:table-cell office:value-type="float" office:value="382" calcext:value-type="float">
            <text:p>3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88]+[.$H$7]" office:value-type="float" office:value="0.383" calcext:value-type="float">
            <text:p>0.383</text:p>
          </table:table-cell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89]+[.$H$7]" office:value-type="float" office:value="0.384" calcext:value-type="float">
            <text:p>0.384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90]+[.$H$7]" office:value-type="float" office:value="0.385" calcext:value-type="float">
            <text:p>0.385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91]+[.$H$7]" office:value-type="float" office:value="0.386" calcext:value-type="float">
            <text:p>0.386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92]+[.$H$7]" office:value-type="float" office:value="0.387" calcext:value-type="float">
            <text:p>0.387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93]+[.$H$7]" office:value-type="float" office:value="0.388" calcext:value-type="float">
            <text:p>0.388</text:p>
          </table:table-cell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94]+[.$H$7]" office:value-type="float" office:value="0.389" calcext:value-type="float">
            <text:p>0.389</text:p>
          </table:table-cell>
          <table:table-cell office:value-type="float" office:value="389" calcext:value-type="float">
            <text:p>3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95]+[.$H$7]" office:value-type="float" office:value="0.39" calcext:value-type="float">
            <text:p>0.39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96]+[.$H$7]" office:value-type="float" office:value="0.391" calcext:value-type="float">
            <text:p>0.391</text:p>
          </table:table-cell>
          <table:table-cell office:value-type="float" office:value="391" calcext:value-type="float">
            <text:p>3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397]+[.$H$7]" office:value-type="float" office:value="0.392" calcext:value-type="float">
            <text:p>0.392</text:p>
          </table:table-cell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398]+[.$H$7]" office:value-type="float" office:value="0.393" calcext:value-type="float">
            <text:p>0.393</text:p>
          </table:table-cell>
          <table:table-cell office:value-type="float" office:value="393" calcext:value-type="float">
            <text:p>3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399]+[.$H$7]" office:value-type="float" office:value="0.394" calcext:value-type="float">
            <text:p>0.394</text:p>
          </table:table-cell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00]+[.$H$7]" office:value-type="float" office:value="0.395" calcext:value-type="float">
            <text:p>0.395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01]+[.$H$7]" office:value-type="float" office:value="0.396" calcext:value-type="float">
            <text:p>0.396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02]+[.$H$7]" office:value-type="float" office:value="0.397" calcext:value-type="float">
            <text:p>0.397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03]+[.$H$7]" office:value-type="float" office:value="0.398" calcext:value-type="float">
            <text:p>0.398</text:p>
          </table:table-cell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04]+[.$H$7]" office:value-type="float" office:value="0.399" calcext:value-type="float">
            <text:p>0.399</text:p>
          </table:table-cell>
          <table:table-cell office:value-type="float" office:value="399" calcext:value-type="float">
            <text:p>3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05]+[.$H$7]"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06]+[.$H$7]" office:value-type="float" office:value="0.401" calcext:value-type="float">
            <text:p>0.401</text:p>
          </table:table-cell>
          <table:table-cell office:value-type="float" office:value="401" calcext:value-type="float">
            <text:p>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07]+[.$H$7]" office:value-type="float" office:value="0.402" calcext:value-type="float">
            <text:p>0.402</text:p>
          </table:table-cell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08]+[.$H$7]" office:value-type="float" office:value="0.403" calcext:value-type="float">
            <text:p>0.403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09]+[.$H$7]" office:value-type="float" office:value="0.404" calcext:value-type="float">
            <text:p>0.404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10]+[.$H$7]" office:value-type="float" office:value="0.405" calcext:value-type="float">
            <text:p>0.405</text:p>
          </table:table-cell>
          <table:table-cell office:value-type="float" office:value="405" calcext:value-type="float">
            <text:p>4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11]+[.$H$7]" office:value-type="float" office:value="0.406" calcext:value-type="float">
            <text:p>0.406</text:p>
          </table:table-cell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12]+[.$H$7]" office:value-type="float" office:value="0.407" calcext:value-type="float">
            <text:p>0.407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13]+[.$H$7]" office:value-type="float" office:value="0.408" calcext:value-type="float">
            <text:p>0.408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14]+[.$H$7]" office:value-type="float" office:value="0.409" calcext:value-type="float">
            <text:p>0.409</text:p>
          </table:table-cell>
          <table:table-cell office:value-type="float" office:value="409" calcext:value-type="float">
            <text:p>4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15]+[.$H$7]" office:value-type="float" office:value="0.41" calcext:value-type="float">
            <text:p>0.41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16]+[.$H$7]" office:value-type="float" office:value="0.411" calcext:value-type="float">
            <text:p>0.411</text:p>
          </table:table-cell>
          <table:table-cell office:value-type="float" office:value="411" calcext:value-type="float">
            <text:p>4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17]+[.$H$7]" office:value-type="float" office:value="0.412" calcext:value-type="float">
            <text:p>0.412</text:p>
          </table:table-cell>
          <table:table-cell office:value-type="float" office:value="412" calcext:value-type="float">
            <text:p>4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18]+[.$H$7]" office:value-type="float" office:value="0.413" calcext:value-type="float">
            <text:p>0.413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19]+[.$H$7]" office:value-type="float" office:value="0.414" calcext:value-type="float">
            <text:p>0.414</text:p>
          </table:table-cell>
          <table:table-cell office:value-type="float" office:value="414" calcext:value-type="float">
            <text:p>4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20]+[.$H$7]" office:value-type="float" office:value="0.415" calcext:value-type="float">
            <text:p>0.415</text:p>
          </table:table-cell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21]+[.$H$7]" office:value-type="float" office:value="0.416" calcext:value-type="float">
            <text:p>0.416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22]+[.$H$7]" office:value-type="float" office:value="0.417" calcext:value-type="float">
            <text:p>0.417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23]+[.$H$7]" office:value-type="float" office:value="0.418" calcext:value-type="float">
            <text:p>0.418</text:p>
          </table:table-cell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24]+[.$H$7]" office:value-type="float" office:value="0.419" calcext:value-type="float">
            <text:p>0.419</text:p>
          </table:table-cell>
          <table:table-cell office:value-type="float" office:value="419" calcext:value-type="float">
            <text:p>4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25]+[.$H$7]" office:value-type="float" office:value="0.42" calcext:value-type="float">
            <text:p>0.42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26]+[.$H$7]" office:value-type="float" office:value="0.421" calcext:value-type="float">
            <text:p>0.421</text:p>
          </table:table-cell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27]+[.$H$7]" office:value-type="float" office:value="0.422" calcext:value-type="float">
            <text:p>0.422</text:p>
          </table:table-cell>
          <table:table-cell office:value-type="float" office:value="422" calcext:value-type="float">
            <text:p>4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28]+[.$H$7]" office:value-type="float" office:value="0.423" calcext:value-type="float">
            <text:p>0.423</text:p>
          </table:table-cell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29]+[.$H$7]" office:value-type="float" office:value="0.424" calcext:value-type="float">
            <text:p>0.424</text:p>
          </table:table-cell>
          <table:table-cell office:value-type="float" office:value="424" calcext:value-type="float">
            <text:p>4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30]+[.$H$7]" office:value-type="float" office:value="0.425" calcext:value-type="float">
            <text:p>0.425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31]+[.$H$7]" office:value-type="float" office:value="0.426" calcext:value-type="float">
            <text:p>0.426</text:p>
          </table:table-cell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32]+[.$H$7]" office:value-type="float" office:value="0.427" calcext:value-type="float">
            <text:p>0.427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33]+[.$H$7]" office:value-type="float" office:value="0.428" calcext:value-type="float">
            <text:p>0.428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34]+[.$H$7]" office:value-type="float" office:value="0.429" calcext:value-type="float">
            <text:p>0.429</text:p>
          </table:table-cell>
          <table:table-cell office:value-type="float" office:value="429" calcext:value-type="float">
            <text:p>4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35]+[.$H$7]" office:value-type="float" office:value="0.43" calcext:value-type="float">
            <text:p>0.43</text:p>
          </table:table-cell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36]+[.$H$7]" office:value-type="float" office:value="0.431" calcext:value-type="float">
            <text:p>0.431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37]+[.$H$7]" office:value-type="float" office:value="0.432" calcext:value-type="float">
            <text:p>0.432</text:p>
          </table:table-cell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38]+[.$H$7]" office:value-type="float" office:value="0.433" calcext:value-type="float">
            <text:p>0.433</text:p>
          </table:table-cell>
          <table:table-cell office:value-type="float" office:value="433" calcext:value-type="float">
            <text:p>4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39]+[.$H$7]" office:value-type="float" office:value="0.434" calcext:value-type="float">
            <text:p>0.434</text:p>
          </table:table-cell>
          <table:table-cell office:value-type="float" office:value="434" calcext:value-type="float">
            <text:p>4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40]+[.$H$7]" office:value-type="float" office:value="0.435" calcext:value-type="float">
            <text:p>0.435</text:p>
          </table:table-cell>
          <table:table-cell office:value-type="float" office:value="435" calcext:value-type="float">
            <text:p>4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41]+[.$H$7]" office:value-type="float" office:value="0.436" calcext:value-type="float">
            <text:p>0.436</text:p>
          </table:table-cell>
          <table:table-cell office:value-type="float" office:value="436" calcext:value-type="float">
            <text:p>4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42]+[.$H$7]" office:value-type="float" office:value="0.437" calcext:value-type="float">
            <text:p>0.437</text:p>
          </table:table-cell>
          <table:table-cell office:value-type="float" office:value="437" calcext:value-type="float">
            <text:p>4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43]+[.$H$7]" office:value-type="float" office:value="0.438" calcext:value-type="float">
            <text:p>0.438</text:p>
          </table:table-cell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44]+[.$H$7]" office:value-type="float" office:value="0.439" calcext:value-type="float">
            <text:p>0.439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45]+[.$H$7]" office:value-type="float" office:value="0.44" calcext:value-type="float">
            <text:p>0.44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46]+[.$H$7]" office:value-type="float" office:value="0.441" calcext:value-type="float">
            <text:p>0.441</text:p>
          </table:table-cell>
          <table:table-cell office:value-type="float" office:value="441" calcext:value-type="float">
            <text:p>4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47]+[.$H$7]" office:value-type="float" office:value="0.442" calcext:value-type="float">
            <text:p>0.442</text:p>
          </table:table-cell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48]+[.$H$7]" office:value-type="float" office:value="0.443" calcext:value-type="float">
            <text:p>0.443</text:p>
          </table:table-cell>
          <table:table-cell office:value-type="float" office:value="443" calcext:value-type="float">
            <text:p>4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49]+[.$H$7]" office:value-type="float" office:value="0.444" calcext:value-type="float">
            <text:p>0.444</text:p>
          </table:table-cell>
          <table:table-cell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50]+[.$H$7]" office:value-type="float" office:value="0.445" calcext:value-type="float">
            <text:p>0.445</text:p>
          </table:table-cell>
          <table:table-cell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51]+[.$H$7]" office:value-type="float" office:value="0.446" calcext:value-type="float">
            <text:p>0.446</text:p>
          </table:table-cell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52]+[.$H$7]" office:value-type="float" office:value="0.447" calcext:value-type="float">
            <text:p>0.447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53]+[.$H$7]" office:value-type="float" office:value="0.448" calcext:value-type="float">
            <text:p>0.448</text:p>
          </table:table-cell>
          <table:table-cell office:value-type="float" office:value="448" calcext:value-type="float">
            <text:p>4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54]+[.$H$7]" office:value-type="float" office:value="0.449" calcext:value-type="float">
            <text:p>0.449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55]+[.$H$7]" office:value-type="float" office:value="0.45" calcext:value-type="float">
            <text:p>0.45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56]+[.$H$7]" office:value-type="float" office:value="0.451" calcext:value-type="float">
            <text:p>0.451</text:p>
          </table:table-cell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57]+[.$H$7]" office:value-type="float" office:value="0.452" calcext:value-type="float">
            <text:p>0.452</text:p>
          </table:table-cell>
          <table:table-cell office:value-type="float" office:value="452" calcext:value-type="float">
            <text:p>4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58]+[.$H$7]" office:value-type="float" office:value="0.453" calcext:value-type="float">
            <text:p>0.453</text:p>
          </table:table-cell>
          <table:table-cell office:value-type="float" office:value="453" calcext:value-type="float">
            <text:p>4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59]+[.$H$7]" office:value-type="float" office:value="0.454" calcext:value-type="float">
            <text:p>0.454</text:p>
          </table:table-cell>
          <table:table-cell office:value-type="float" office:value="454" calcext:value-type="float">
            <text:p>4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60]+[.$H$7]" office:value-type="float" office:value="0.455" calcext:value-type="float">
            <text:p>0.455</text:p>
          </table:table-cell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61]+[.$H$7]" office:value-type="float" office:value="0.456" calcext:value-type="float">
            <text:p>0.456</text:p>
          </table:table-cell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62]+[.$H$7]" office:value-type="float" office:value="0.457" calcext:value-type="float">
            <text:p>0.457</text:p>
          </table:table-cell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63]+[.$H$7]" office:value-type="float" office:value="0.458" calcext:value-type="float">
            <text:p>0.458</text:p>
          </table:table-cell>
          <table:table-cell office:value-type="float" office:value="458" calcext:value-type="float">
            <text:p>4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64]+[.$H$7]" office:value-type="float" office:value="0.459" calcext:value-type="float">
            <text:p>0.459</text:p>
          </table:table-cell>
          <table:table-cell office:value-type="float" office:value="459" calcext:value-type="float">
            <text:p>4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65]+[.$H$7]" office:value-type="float" office:value="0.46" calcext:value-type="float">
            <text:p>0.46</text:p>
          </table:table-cell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66]+[.$H$7]" office:value-type="float" office:value="0.461" calcext:value-type="float">
            <text:p>0.461</text:p>
          </table:table-cell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67]+[.$H$7]" office:value-type="float" office:value="0.462" calcext:value-type="float">
            <text:p>0.462</text:p>
          </table:table-cell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68]+[.$H$7]" office:value-type="float" office:value="0.463" calcext:value-type="float">
            <text:p>0.463</text:p>
          </table:table-cell>
          <table:table-cell office:value-type="float" office:value="463" calcext:value-type="float">
            <text:p>4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69]+[.$H$7]" office:value-type="float" office:value="0.464" calcext:value-type="float">
            <text:p>0.464</text:p>
          </table:table-cell>
          <table:table-cell office:value-type="float" office:value="464" calcext:value-type="float">
            <text:p>4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70]+[.$H$7]" office:value-type="float" office:value="0.465" calcext:value-type="float">
            <text:p>0.465</text:p>
          </table:table-cell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71]+[.$H$7]" office:value-type="float" office:value="0.466" calcext:value-type="float">
            <text:p>0.466</text:p>
          </table:table-cell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72]+[.$H$7]" office:value-type="float" office:value="0.467" calcext:value-type="float">
            <text:p>0.467</text:p>
          </table:table-cell>
          <table:table-cell office:value-type="float" office:value="467" calcext:value-type="float">
            <text:p>4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73]+[.$H$7]" office:value-type="float" office:value="0.468" calcext:value-type="float">
            <text:p>0.468</text:p>
          </table:table-cell>
          <table:table-cell office:value-type="float" office:value="468" calcext:value-type="float">
            <text:p>4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74]+[.$H$7]" office:value-type="float" office:value="0.469" calcext:value-type="float">
            <text:p>0.469</text:p>
          </table:table-cell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75]+[.$H$7]" office:value-type="float" office:value="0.47" calcext:value-type="float">
            <text:p>0.47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76]+[.$H$7]" office:value-type="float" office:value="0.471" calcext:value-type="float">
            <text:p>0.471</text:p>
          </table:table-cell>
          <table:table-cell office:value-type="float" office:value="471" calcext:value-type="float">
            <text:p>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77]+[.$H$7]" office:value-type="float" office:value="0.472" calcext:value-type="float">
            <text:p>0.472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78]+[.$H$7]" office:value-type="float" office:value="0.473" calcext:value-type="float">
            <text:p>0.473</text:p>
          </table:table-cell>
          <table:table-cell office:value-type="float" office:value="473" calcext:value-type="float">
            <text:p>4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79]+[.$H$7]" office:value-type="float" office:value="0.474" calcext:value-type="float">
            <text:p>0.474</text:p>
          </table:table-cell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80]+[.$H$7]" office:value-type="float" office:value="0.475" calcext:value-type="float">
            <text:p>0.475</text:p>
          </table:table-cell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81]+[.$H$7]" office:value-type="float" office:value="0.476" calcext:value-type="float">
            <text:p>0.476</text:p>
          </table:table-cell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82]+[.$H$7]" office:value-type="float" office:value="0.477" calcext:value-type="float">
            <text:p>0.477</text:p>
          </table:table-cell>
          <table:table-cell office:value-type="float" office:value="477" calcext:value-type="float">
            <text:p>4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83]+[.$H$7]" office:value-type="float" office:value="0.478" calcext:value-type="float">
            <text:p>0.478</text:p>
          </table:table-cell>
          <table:table-cell office:value-type="float" office:value="478" calcext:value-type="float">
            <text:p>4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84]+[.$H$7]" office:value-type="float" office:value="0.479" calcext:value-type="float">
            <text:p>0.479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85]+[.$H$7]" office:value-type="float" office:value="0.48" calcext:value-type="float">
            <text:p>0.48</text:p>
          </table:table-cell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86]+[.$H$7]" office:value-type="float" office:value="0.481" calcext:value-type="float">
            <text:p>0.481</text:p>
          </table:table-cell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87]+[.$H$7]" office:value-type="float" office:value="0.482" calcext:value-type="float">
            <text:p>0.482</text:p>
          </table:table-cell>
          <table:table-cell office:value-type="float" office:value="482" calcext:value-type="float">
            <text:p>4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88]+[.$H$7]" office:value-type="float" office:value="0.483" calcext:value-type="float">
            <text:p>0.483</text:p>
          </table:table-cell>
          <table:table-cell office:value-type="float" office:value="483" calcext:value-type="float">
            <text:p>4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89]+[.$H$7]" office:value-type="float" office:value="0.484" calcext:value-type="float">
            <text:p>0.484</text:p>
          </table:table-cell>
          <table:table-cell office:value-type="float" office:value="484" calcext:value-type="float">
            <text:p>4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90]+[.$H$7]" office:value-type="float" office:value="0.485" calcext:value-type="float">
            <text:p>0.485</text:p>
          </table:table-cell>
          <table:table-cell office:value-type="float" office:value="485" calcext:value-type="float">
            <text:p>4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91]+[.$H$7]" office:value-type="float" office:value="0.486" calcext:value-type="float">
            <text:p>0.486</text:p>
          </table:table-cell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92]+[.$H$7]" office:value-type="float" office:value="0.487" calcext:value-type="float">
            <text:p>0.487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93]+[.$H$7]" office:value-type="float" office:value="0.488" calcext:value-type="float">
            <text:p>0.488</text:p>
          </table:table-cell>
          <table:table-cell office:value-type="float" office:value="488" calcext:value-type="float">
            <text:p>4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94]+[.$H$7]" office:value-type="float" office:value="0.489" calcext:value-type="float">
            <text:p>0.489</text:p>
          </table:table-cell>
          <table:table-cell office:value-type="float" office:value="489" calcext:value-type="float">
            <text:p>4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95]+[.$H$7]" office:value-type="float" office:value="0.49" calcext:value-type="float">
            <text:p>0.49</text:p>
          </table:table-cell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96]+[.$H$7]" office:value-type="float" office:value="0.491" calcext:value-type="float">
            <text:p>0.491</text:p>
          </table:table-cell>
          <table:table-cell office:value-type="float" office:value="491" calcext:value-type="float">
            <text:p>4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497]+[.$H$7]" office:value-type="float" office:value="0.492" calcext:value-type="float">
            <text:p>0.492</text:p>
          </table:table-cell>
          <table:table-cell office:value-type="float" office:value="492" calcext:value-type="float">
            <text:p>4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498]+[.$H$7]" office:value-type="float" office:value="0.493" calcext:value-type="float">
            <text:p>0.493</text:p>
          </table:table-cell>
          <table:table-cell office:value-type="float" office:value="493" calcext:value-type="float">
            <text:p>4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499]+[.$H$7]" office:value-type="float" office:value="0.494" calcext:value-type="float">
            <text:p>0.494</text:p>
          </table:table-cell>
          <table:table-cell office:value-type="float" office:value="494" calcext:value-type="float">
            <text:p>4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00]+[.$H$7]" office:value-type="float" office:value="0.495" calcext:value-type="float">
            <text:p>0.495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01]+[.$H$7]" office:value-type="float" office:value="0.496" calcext:value-type="float">
            <text:p>0.496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02]+[.$H$7]" office:value-type="float" office:value="0.497" calcext:value-type="float">
            <text:p>0.497</text:p>
          </table:table-cell>
          <table:table-cell office:value-type="float" office:value="497" calcext:value-type="float">
            <text:p>4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03]+[.$H$7]" office:value-type="float" office:value="0.498" calcext:value-type="float">
            <text:p>0.498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04]+[.$H$7]" office:value-type="float" office:value="0.499" calcext:value-type="float">
            <text:p>0.499</text:p>
          </table:table-cell>
          <table:table-cell office:value-type="float" office:value="499" calcext:value-type="float">
            <text:p>4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05]+[.$H$7]"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06]+[.$H$7]" office:value-type="float" office:value="0.501" calcext:value-type="float">
            <text:p>0.501</text:p>
          </table:table-cell>
          <table:table-cell office:value-type="float" office:value="501" calcext:value-type="float">
            <text:p>5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07]+[.$H$7]" office:value-type="float" office:value="0.502" calcext:value-type="float">
            <text:p>0.502</text:p>
          </table:table-cell>
          <table:table-cell office:value-type="float" office:value="502" calcext:value-type="float">
            <text:p>5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08]+[.$H$7]" office:value-type="float" office:value="0.503" calcext:value-type="float">
            <text:p>0.503</text:p>
          </table:table-cell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09]+[.$H$7]" office:value-type="float" office:value="0.504" calcext:value-type="float">
            <text:p>0.504</text:p>
          </table:table-cell>
          <table:table-cell office:value-type="float" office:value="504" calcext:value-type="float">
            <text:p>5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10]+[.$H$7]" office:value-type="float" office:value="0.505" calcext:value-type="float">
            <text:p>0.505</text:p>
          </table:table-cell>
          <table:table-cell office:value-type="float" office:value="505" calcext:value-type="float">
            <text:p>5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11]+[.$H$7]" office:value-type="float" office:value="0.506" calcext:value-type="float">
            <text:p>0.506</text:p>
          </table:table-cell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12]+[.$H$7]" office:value-type="float" office:value="0.507" calcext:value-type="float">
            <text:p>0.507</text:p>
          </table:table-cell>
          <table:table-cell office:value-type="float" office:value="507" calcext:value-type="float">
            <text:p>5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13]+[.$H$7]" office:value-type="float" office:value="0.508" calcext:value-type="float">
            <text:p>0.508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14]+[.$H$7]" office:value-type="float" office:value="0.509" calcext:value-type="float">
            <text:p>0.509</text:p>
          </table:table-cell>
          <table:table-cell office:value-type="float" office:value="509" calcext:value-type="float">
            <text:p>5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15]+[.$H$7]" office:value-type="float" office:value="0.51" calcext:value-type="float">
            <text:p>0.51</text:p>
          </table:table-cell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16]+[.$H$7]" office:value-type="float" office:value="0.511" calcext:value-type="float">
            <text:p>0.511</text:p>
          </table:table-cell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17]+[.$H$7]" office:value-type="float" office:value="0.512" calcext:value-type="float">
            <text:p>0.5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18]+[.$H$7]" office:value-type="float" office:value="0.513" calcext:value-type="float">
            <text:p>0.513</text:p>
          </table:table-cell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19]+[.$H$7]" office:value-type="float" office:value="0.514" calcext:value-type="float">
            <text:p>0.514</text:p>
          </table:table-cell>
          <table:table-cell office:value-type="float" office:value="514" calcext:value-type="float">
            <text:p>5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20]+[.$H$7]" office:value-type="float" office:value="0.515" calcext:value-type="float">
            <text:p>0.515</text:p>
          </table:table-cell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21]+[.$H$7]" office:value-type="float" office:value="0.516" calcext:value-type="float">
            <text:p>0.516</text:p>
          </table:table-cell>
          <table:table-cell office:value-type="float" office:value="516" calcext:value-type="float">
            <text:p>5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22]+[.$H$7]" office:value-type="float" office:value="0.517" calcext:value-type="float">
            <text:p>0.517</text:p>
          </table:table-cell>
          <table:table-cell office:value-type="float" office:value="517" calcext:value-type="float">
            <text:p>5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23]+[.$H$7]" office:value-type="float" office:value="0.518" calcext:value-type="float">
            <text:p>0.518</text:p>
          </table:table-cell>
          <table:table-cell office:value-type="float" office:value="518" calcext:value-type="float">
            <text:p>5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24]+[.$H$7]" office:value-type="float" office:value="0.519" calcext:value-type="float">
            <text:p>0.519</text:p>
          </table:table-cell>
          <table:table-cell office:value-type="float" office:value="519" calcext:value-type="float">
            <text:p>5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25]+[.$H$7]" office:value-type="float" office:value="0.52" calcext:value-type="float">
            <text:p>0.52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26]+[.$H$7]" office:value-type="float" office:value="0.521" calcext:value-type="float">
            <text:p>0.521</text:p>
          </table:table-cell>
          <table:table-cell office:value-type="float" office:value="521" calcext:value-type="float">
            <text:p>5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27]+[.$H$7]" office:value-type="float" office:value="0.522" calcext:value-type="float">
            <text:p>0.522</text:p>
          </table:table-cell>
          <table:table-cell office:value-type="float" office:value="522" calcext:value-type="float">
            <text:p>5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28]+[.$H$7]" office:value-type="float" office:value="0.523" calcext:value-type="float">
            <text:p>0.523</text:p>
          </table:table-cell>
          <table:table-cell office:value-type="float" office:value="523" calcext:value-type="float">
            <text:p>5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29]+[.$H$7]" office:value-type="float" office:value="0.524" calcext:value-type="float">
            <text:p>0.524</text:p>
          </table:table-cell>
          <table:table-cell office:value-type="float" office:value="524" calcext:value-type="float">
            <text:p>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30]+[.$H$7]" office:value-type="float" office:value="0.525" calcext:value-type="float">
            <text:p>0.525</text:p>
          </table:table-cell>
          <table:table-cell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31]+[.$H$7]" office:value-type="float" office:value="0.526" calcext:value-type="float">
            <text:p>0.526</text:p>
          </table:table-cell>
          <table:table-cell office:value-type="float" office:value="526" calcext:value-type="float">
            <text:p>5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32]+[.$H$7]" office:value-type="float" office:value="0.527" calcext:value-type="float">
            <text:p>0.527</text:p>
          </table:table-cell>
          <table:table-cell office:value-type="float" office:value="527" calcext:value-type="float">
            <text:p>5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33]+[.$H$7]" office:value-type="float" office:value="0.528" calcext:value-type="float">
            <text:p>0.528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34]+[.$H$7]" office:value-type="float" office:value="0.529" calcext:value-type="float">
            <text:p>0.529</text:p>
          </table:table-cell>
          <table:table-cell office:value-type="float" office:value="529" calcext:value-type="float">
            <text:p>5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35]+[.$H$7]" office:value-type="float" office:value="0.53" calcext:value-type="float">
            <text:p>0.53</text:p>
          </table:table-cell>
          <table:table-cell office:value-type="float" office:value="530" calcext:value-type="float">
            <text:p>5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36]+[.$H$7]" office:value-type="float" office:value="0.531" calcext:value-type="float">
            <text:p>0.531</text:p>
          </table:table-cell>
          <table:table-cell office:value-type="float" office:value="531" calcext:value-type="float">
            <text:p>5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37]+[.$H$7]" office:value-type="float" office:value="0.532" calcext:value-type="float">
            <text:p>0.532</text:p>
          </table:table-cell>
          <table:table-cell office:value-type="float" office:value="532" calcext:value-type="float">
            <text:p>5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38]+[.$H$7]" office:value-type="float" office:value="0.533" calcext:value-type="float">
            <text:p>0.533</text:p>
          </table:table-cell>
          <table:table-cell office:value-type="float" office:value="533" calcext:value-type="float">
            <text:p>5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39]+[.$H$7]" office:value-type="float" office:value="0.534" calcext:value-type="float">
            <text:p>0.534</text:p>
          </table:table-cell>
          <table:table-cell office:value-type="float" office:value="534" calcext:value-type="float">
            <text:p>5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40]+[.$H$7]" office:value-type="float" office:value="0.535" calcext:value-type="float">
            <text:p>0.535</text:p>
          </table:table-cell>
          <table:table-cell office:value-type="float" office:value="535" calcext:value-type="float">
            <text:p>5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41]+[.$H$7]" office:value-type="float" office:value="0.536" calcext:value-type="float">
            <text:p>0.536</text:p>
          </table:table-cell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42]+[.$H$7]" office:value-type="float" office:value="0.537" calcext:value-type="float">
            <text:p>0.537</text:p>
          </table:table-cell>
          <table:table-cell office:value-type="float" office:value="537" calcext:value-type="float">
            <text:p>5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43]+[.$H$7]" office:value-type="float" office:value="0.538" calcext:value-type="float">
            <text:p>0.538</text:p>
          </table:table-cell>
          <table:table-cell office:value-type="float" office:value="538" calcext:value-type="float">
            <text:p>5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44]+[.$H$7]" office:value-type="float" office:value="0.539" calcext:value-type="float">
            <text:p>0.539</text:p>
          </table:table-cell>
          <table:table-cell office:value-type="float" office:value="539" calcext:value-type="float">
            <text:p>5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45]+[.$H$7]" office:value-type="float" office:value="0.54" calcext:value-type="float">
            <text:p>0.54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46]+[.$H$7]" office:value-type="float" office:value="0.541" calcext:value-type="float">
            <text:p>0.541</text:p>
          </table:table-cell>
          <table:table-cell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47]+[.$H$7]" office:value-type="float" office:value="0.542" calcext:value-type="float">
            <text:p>0.542</text:p>
          </table:table-cell>
          <table:table-cell office:value-type="float" office:value="542" calcext:value-type="float">
            <text:p>5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48]+[.$H$7]" office:value-type="float" office:value="0.543" calcext:value-type="float">
            <text:p>0.543</text:p>
          </table:table-cell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49]+[.$H$7]" office:value-type="float" office:value="0.544" calcext:value-type="float">
            <text:p>0.544</text:p>
          </table:table-cell>
          <table:table-cell office:value-type="float" office:value="544" calcext:value-type="float">
            <text:p>5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50]+[.$H$7]" office:value-type="float" office:value="0.545" calcext:value-type="float">
            <text:p>0.545</text:p>
          </table:table-cell>
          <table:table-cell office:value-type="float" office:value="545" calcext:value-type="float">
            <text:p>5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51]+[.$H$7]" office:value-type="float" office:value="0.546" calcext:value-type="float">
            <text:p>0.546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52]+[.$H$7]" office:value-type="float" office:value="0.547" calcext:value-type="float">
            <text:p>0.547</text:p>
          </table:table-cell>
          <table:table-cell office:value-type="float" office:value="547" calcext:value-type="float">
            <text:p>5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53]+[.$H$7]" office:value-type="float" office:value="0.548" calcext:value-type="float">
            <text:p>0.548</text:p>
          </table:table-cell>
          <table:table-cell office:value-type="float" office:value="548" calcext:value-type="float">
            <text:p>5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54]+[.$H$7]" office:value-type="float" office:value="0.549" calcext:value-type="float">
            <text:p>0.549</text:p>
          </table:table-cell>
          <table:table-cell office:value-type="float" office:value="549" calcext:value-type="float">
            <text:p>5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55]+[.$H$7]" office:value-type="float" office:value="0.55" calcext:value-type="float">
            <text:p>0.55</text:p>
          </table:table-cell>
          <table:table-cell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56]+[.$H$7]" office:value-type="float" office:value="0.551" calcext:value-type="float">
            <text:p>0.551</text:p>
          </table:table-cell>
          <table:table-cell office:value-type="float" office:value="551" calcext:value-type="float">
            <text:p>5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57]+[.$H$7]" office:value-type="float" office:value="0.552" calcext:value-type="float">
            <text:p>0.55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58]+[.$H$7]" office:value-type="float" office:value="0.553" calcext:value-type="float">
            <text:p>0.553</text:p>
          </table:table-cell>
          <table:table-cell office:value-type="float" office:value="553" calcext:value-type="float">
            <text:p>5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59]+[.$H$7]" office:value-type="float" office:value="0.554" calcext:value-type="float">
            <text:p>0.554</text:p>
          </table:table-cell>
          <table:table-cell office:value-type="float" office:value="554" calcext:value-type="float">
            <text:p>5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60]+[.$H$7]" office:value-type="float" office:value="0.555" calcext:value-type="float">
            <text:p>0.555</text:p>
          </table:table-cell>
          <table:table-cell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61]+[.$H$7]" office:value-type="float" office:value="0.556" calcext:value-type="float">
            <text:p>0.556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62]+[.$H$7]" office:value-type="float" office:value="0.557" calcext:value-type="float">
            <text:p>0.557</text:p>
          </table:table-cell>
          <table:table-cell office:value-type="float" office:value="557" calcext:value-type="float">
            <text:p>5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63]+[.$H$7]" office:value-type="float" office:value="0.558" calcext:value-type="float">
            <text:p>0.558</text:p>
          </table:table-cell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64]+[.$H$7]" office:value-type="float" office:value="0.559" calcext:value-type="float">
            <text:p>0.559</text:p>
          </table:table-cell>
          <table:table-cell office:value-type="float" office:value="559" calcext:value-type="float">
            <text:p>5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65]+[.$H$7]" office:value-type="float" office:value="0.56" calcext:value-type="float">
            <text:p>0.56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66]+[.$H$7]" office:value-type="float" office:value="0.561" calcext:value-type="float">
            <text:p>0.561</text:p>
          </table:table-cell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67]+[.$H$7]" office:value-type="float" office:value="0.562" calcext:value-type="float">
            <text:p>0.562</text:p>
          </table:table-cell>
          <table:table-cell office:value-type="float" office:value="562" calcext:value-type="float">
            <text:p>5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68]+[.$H$7]" office:value-type="float" office:value="0.563" calcext:value-type="float">
            <text:p>0.563</text:p>
          </table:table-cell>
          <table:table-cell office:value-type="float" office:value="563" calcext:value-type="float">
            <text:p>5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69]+[.$H$7]" office:value-type="float" office:value="0.564" calcext:value-type="float">
            <text:p>0.564</text:p>
          </table:table-cell>
          <table:table-cell office:value-type="float" office:value="564" calcext:value-type="float">
            <text:p>5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70]+[.$H$7]" office:value-type="float" office:value="0.565" calcext:value-type="float">
            <text:p>0.565</text:p>
          </table:table-cell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71]+[.$H$7]" office:value-type="float" office:value="0.566" calcext:value-type="float">
            <text:p>0.566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72]+[.$H$7]" office:value-type="float" office:value="0.567" calcext:value-type="float">
            <text:p>0.567</text:p>
          </table:table-cell>
          <table:table-cell office:value-type="float" office:value="567" calcext:value-type="float">
            <text:p>5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73]+[.$H$7]" office:value-type="float" office:value="0.568" calcext:value-type="float">
            <text:p>0.568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74]+[.$H$7]" office:value-type="float" office:value="0.569" calcext:value-type="float">
            <text:p>0.569</text:p>
          </table:table-cell>
          <table:table-cell office:value-type="float" office:value="569" calcext:value-type="float">
            <text:p>5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75]+[.$H$7]" office:value-type="float" office:value="0.57" calcext:value-type="float">
            <text:p>0.57</text:p>
          </table:table-cell>
          <table:table-cell office:value-type="float" office:value="570" calcext:value-type="float">
            <text:p>5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76]+[.$H$7]" office:value-type="float" office:value="0.571" calcext:value-type="float">
            <text:p>0.571</text:p>
          </table:table-cell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77]+[.$H$7]" office:value-type="float" office:value="0.572" calcext:value-type="float">
            <text:p>0.572</text:p>
          </table:table-cell>
          <table:table-cell office:value-type="float" office:value="572" calcext:value-type="float">
            <text:p>5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78]+[.$H$7]" office:value-type="float" office:value="0.573" calcext:value-type="float">
            <text:p>0.573</text:p>
          </table:table-cell>
          <table:table-cell office:value-type="float" office:value="573" calcext:value-type="float">
            <text:p>5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79]+[.$H$7]" office:value-type="float" office:value="0.574" calcext:value-type="float">
            <text:p>0.574</text:p>
          </table:table-cell>
          <table:table-cell office:value-type="float" office:value="574" calcext:value-type="float">
            <text:p>5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80]+[.$H$7]" office:value-type="float" office:value="0.575" calcext:value-type="float">
            <text:p>0.575</text:p>
          </table:table-cell>
          <table:table-cell office:value-type="float" office:value="575" calcext:value-type="float">
            <text:p>5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81]+[.$H$7]" office:value-type="float" office:value="0.576" calcext:value-type="float">
            <text:p>0.576</text:p>
          </table:table-cell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82]+[.$H$7]" office:value-type="float" office:value="0.577" calcext:value-type="float">
            <text:p>0.577</text:p>
          </table:table-cell>
          <table:table-cell office:value-type="float" office:value="577" calcext:value-type="float">
            <text:p>5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83]+[.$H$7]" office:value-type="float" office:value="0.578" calcext:value-type="float">
            <text:p>0.578</text:p>
          </table:table-cell>
          <table:table-cell office:value-type="float" office:value="578" calcext:value-type="float">
            <text:p>5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84]+[.$H$7]" office:value-type="float" office:value="0.579" calcext:value-type="float">
            <text:p>0.579</text:p>
          </table:table-cell>
          <table:table-cell office:value-type="float" office:value="579" calcext:value-type="float">
            <text:p>5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85]+[.$H$7]" office:value-type="float" office:value="0.58" calcext:value-type="float">
            <text:p>0.58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86]+[.$H$7]" office:value-type="float" office:value="0.581" calcext:value-type="float">
            <text:p>0.581</text:p>
          </table:table-cell>
          <table:table-cell office:value-type="float" office:value="581" calcext:value-type="float">
            <text:p>5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87]+[.$H$7]" office:value-type="float" office:value="0.582" calcext:value-type="float">
            <text:p>0.582</text:p>
          </table:table-cell>
          <table:table-cell office:value-type="float" office:value="582" calcext:value-type="float">
            <text:p>5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88]+[.$H$7]" office:value-type="float" office:value="0.583" calcext:value-type="float">
            <text:p>0.583</text:p>
          </table:table-cell>
          <table:table-cell office:value-type="float" office:value="583" calcext:value-type="float">
            <text:p>5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89]+[.$H$7]" office:value-type="float" office:value="0.584" calcext:value-type="float">
            <text:p>0.584</text:p>
          </table:table-cell>
          <table:table-cell office:value-type="float" office:value="584" calcext:value-type="float">
            <text:p>5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90]+[.$H$7]" office:value-type="float" office:value="0.585" calcext:value-type="float">
            <text:p>0.585</text:p>
          </table:table-cell>
          <table:table-cell office:value-type="float" office:value="585" calcext:value-type="float">
            <text:p>5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91]+[.$H$7]" office:value-type="float" office:value="0.586" calcext:value-type="float">
            <text:p>0.586</text:p>
          </table:table-cell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92]+[.$H$7]" office:value-type="float" office:value="0.587" calcext:value-type="float">
            <text:p>0.587</text:p>
          </table:table-cell>
          <table:table-cell office:value-type="float" office:value="587" calcext:value-type="float">
            <text:p>5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93]+[.$H$7]" office:value-type="float" office:value="0.588" calcext:value-type="float">
            <text:p>0.588</text:p>
          </table:table-cell>
          <table:table-cell office:value-type="float" office:value="588" calcext:value-type="float">
            <text:p>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94]+[.$H$7]" office:value-type="float" office:value="0.589" calcext:value-type="float">
            <text:p>0.589</text:p>
          </table:table-cell>
          <table:table-cell office:value-type="float" office:value="589" calcext:value-type="float">
            <text:p>5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95]+[.$H$7]" office:value-type="float" office:value="0.59" calcext:value-type="float">
            <text:p>0.59</text:p>
          </table:table-cell>
          <table:table-cell office:value-type="float" office:value="590" calcext:value-type="float">
            <text:p>5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96]+[.$H$7]" office:value-type="float" office:value="0.591" calcext:value-type="float">
            <text:p>0.591</text:p>
          </table:table-cell>
          <table:table-cell office:value-type="float" office:value="591" calcext:value-type="float">
            <text:p>5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597]+[.$H$7]" office:value-type="float" office:value="0.592" calcext:value-type="float">
            <text:p>0.592</text:p>
          </table:table-cell>
          <table:table-cell office:value-type="float" office:value="592" calcext:value-type="float">
            <text:p>5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598]+[.$H$7]" office:value-type="float" office:value="0.593" calcext:value-type="float">
            <text:p>0.593</text:p>
          </table:table-cell>
          <table:table-cell office:value-type="float" office:value="593" calcext:value-type="float">
            <text:p>5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599]+[.$H$7]" office:value-type="float" office:value="0.594" calcext:value-type="float">
            <text:p>0.594</text:p>
          </table:table-cell>
          <table:table-cell office:value-type="float" office:value="594" calcext:value-type="float">
            <text:p>5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00]+[.$H$7]" office:value-type="float" office:value="0.595" calcext:value-type="float">
            <text:p>0.595</text:p>
          </table:table-cell>
          <table:table-cell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01]+[.$H$7]" office:value-type="float" office:value="0.596" calcext:value-type="float">
            <text:p>0.596</text:p>
          </table:table-cell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02]+[.$H$7]" office:value-type="float" office:value="0.597" calcext:value-type="float">
            <text:p>0.597</text:p>
          </table:table-cell>
          <table:table-cell office:value-type="float" office:value="597" calcext:value-type="float">
            <text:p>5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03]+[.$H$7]" office:value-type="float" office:value="0.598" calcext:value-type="float">
            <text:p>0.598</text:p>
          </table:table-cell>
          <table:table-cell office:value-type="float" office:value="598" calcext:value-type="float">
            <text:p>5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04]+[.$H$7]" office:value-type="float" office:value="0.599" calcext:value-type="float">
            <text:p>0.599</text:p>
          </table:table-cell>
          <table:table-cell office:value-type="float" office:value="599" calcext:value-type="float">
            <text:p>5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05]+[.$H$7]"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06]+[.$H$7]" office:value-type="float" office:value="0.601" calcext:value-type="float">
            <text:p>0.601</text:p>
          </table:table-cell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07]+[.$H$7]" office:value-type="float" office:value="0.602" calcext:value-type="float">
            <text:p>0.602</text:p>
          </table:table-cell>
          <table:table-cell office:value-type="float" office:value="602" calcext:value-type="float">
            <text:p>6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08]+[.$H$7]" office:value-type="float" office:value="0.603" calcext:value-type="float">
            <text:p>0.603</text:p>
          </table:table-cell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09]+[.$H$7]" office:value-type="float" office:value="0.604" calcext:value-type="float">
            <text:p>0.604</text:p>
          </table:table-cell>
          <table:table-cell office:value-type="float" office:value="604" calcext:value-type="float">
            <text:p>6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10]+[.$H$7]" office:value-type="float" office:value="0.605" calcext:value-type="float">
            <text:p>0.605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11]+[.$H$7]" office:value-type="float" office:value="0.606" calcext:value-type="float">
            <text:p>0.606</text:p>
          </table:table-cell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12]+[.$H$7]" office:value-type="float" office:value="0.607" calcext:value-type="float">
            <text:p>0.607</text:p>
          </table:table-cell>
          <table:table-cell office:value-type="float" office:value="607" calcext:value-type="float">
            <text:p>6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13]+[.$H$7]" office:value-type="float" office:value="0.608" calcext:value-type="float">
            <text:p>0.608</text:p>
          </table:table-cell>
          <table:table-cell office:value-type="float" office:value="608" calcext:value-type="float">
            <text:p>6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14]+[.$H$7]" office:value-type="float" office:value="0.609" calcext:value-type="float">
            <text:p>0.609</text:p>
          </table:table-cell>
          <table:table-cell office:value-type="float" office:value="609" calcext:value-type="float">
            <text:p>6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15]+[.$H$7]" office:value-type="float" office:value="0.61" calcext:value-type="float">
            <text:p>0.61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16]+[.$H$7]" office:value-type="float" office:value="0.611" calcext:value-type="float">
            <text:p>0.611</text:p>
          </table:table-cell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17]+[.$H$7]" office:value-type="float" office:value="0.612" calcext:value-type="float">
            <text:p>0.612</text:p>
          </table:table-cell>
          <table:table-cell office:value-type="float" office:value="612" calcext:value-type="float">
            <text:p>6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18]+[.$H$7]" office:value-type="float" office:value="0.613" calcext:value-type="float">
            <text:p>0.613</text:p>
          </table:table-cell>
          <table:table-cell office:value-type="float" office:value="613" calcext:value-type="float">
            <text:p>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19]+[.$H$7]" office:value-type="float" office:value="0.614" calcext:value-type="float">
            <text:p>0.614</text:p>
          </table:table-cell>
          <table:table-cell office:value-type="float" office:value="614" calcext:value-type="float">
            <text:p>6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20]+[.$H$7]" office:value-type="float" office:value="0.615" calcext:value-type="float">
            <text:p>0.615</text:p>
          </table:table-cell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21]+[.$H$7]" office:value-type="float" office:value="0.616" calcext:value-type="float">
            <text:p>0.616</text:p>
          </table:table-cell>
          <table:table-cell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22]+[.$H$7]" office:value-type="float" office:value="0.617" calcext:value-type="float">
            <text:p>0.617</text:p>
          </table:table-cell>
          <table:table-cell office:value-type="float" office:value="617" calcext:value-type="float">
            <text:p>6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23]+[.$H$7]" office:value-type="float" office:value="0.618" calcext:value-type="float">
            <text:p>0.618</text:p>
          </table:table-cell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24]+[.$H$7]" office:value-type="float" office:value="0.619" calcext:value-type="float">
            <text:p>0.619</text:p>
          </table:table-cell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25]+[.$H$7]" office:value-type="float" office:value="0.62" calcext:value-type="float">
            <text:p>0.62</text:p>
          </table:table-cell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26]+[.$H$7]" office:value-type="float" office:value="0.621" calcext:value-type="float">
            <text:p>0.621</text:p>
          </table:table-cell>
          <table:table-cell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27]+[.$H$7]" office:value-type="float" office:value="0.622" calcext:value-type="float">
            <text:p>0.622</text:p>
          </table:table-cell>
          <table:table-cell office:value-type="float" office:value="622" calcext:value-type="float">
            <text:p>6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28]+[.$H$7]" office:value-type="float" office:value="0.623" calcext:value-type="float">
            <text:p>0.623</text:p>
          </table:table-cell>
          <table:table-cell office:value-type="float" office:value="623" calcext:value-type="float">
            <text:p>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29]+[.$H$7]" office:value-type="float" office:value="0.624" calcext:value-type="float">
            <text:p>0.624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30]+[.$H$7]" office:value-type="float" office:value="0.625" calcext:value-type="float">
            <text:p>0.625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31]+[.$H$7]" office:value-type="float" office:value="0.626" calcext:value-type="float">
            <text:p>0.626</text:p>
          </table:table-cell>
          <table:table-cell office:value-type="float" office:value="626" calcext:value-type="float">
            <text:p>6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32]+[.$H$7]" office:value-type="float" office:value="0.627" calcext:value-type="float">
            <text:p>0.627</text:p>
          </table:table-cell>
          <table:table-cell office:value-type="float" office:value="627" calcext:value-type="float">
            <text:p>6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33]+[.$H$7]" office:value-type="float" office:value="0.628" calcext:value-type="float">
            <text:p>0.628</text:p>
          </table:table-cell>
          <table:table-cell office:value-type="float" office:value="628" calcext:value-type="float">
            <text:p>6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34]+[.$H$7]" office:value-type="float" office:value="0.629" calcext:value-type="float">
            <text:p>0.629</text:p>
          </table:table-cell>
          <table:table-cell office:value-type="float" office:value="629" calcext:value-type="float">
            <text:p>6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35]+[.$H$7]" office:value-type="float" office:value="0.63" calcext:value-type="float">
            <text:p>0.63</text:p>
          </table:table-cell>
          <table:table-cell office:value-type="float" office:value="630" calcext:value-type="float">
            <text:p>6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36]+[.$H$7]" office:value-type="float" office:value="0.631" calcext:value-type="float">
            <text:p>0.631</text:p>
          </table:table-cell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37]+[.$H$7]" office:value-type="float" office:value="0.632" calcext:value-type="float">
            <text:p>0.632</text:p>
          </table:table-cell>
          <table:table-cell office:value-type="float" office:value="632" calcext:value-type="float">
            <text:p>6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38]+[.$H$7]" office:value-type="float" office:value="0.633" calcext:value-type="float">
            <text:p>0.633</text:p>
          </table:table-cell>
          <table:table-cell office:value-type="float" office:value="633" calcext:value-type="float">
            <text:p>6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39]+[.$H$7]" office:value-type="float" office:value="0.634" calcext:value-type="float">
            <text:p>0.634</text:p>
          </table:table-cell>
          <table:table-cell office:value-type="float" office:value="634" calcext:value-type="float">
            <text:p>6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40]+[.$H$7]" office:value-type="float" office:value="0.635" calcext:value-type="float">
            <text:p>0.635</text:p>
          </table:table-cell>
          <table:table-cell office:value-type="float" office:value="635" calcext:value-type="float">
            <text:p>6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41]+[.$H$7]" office:value-type="float" office:value="0.636" calcext:value-type="float">
            <text:p>0.636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42]+[.$H$7]" office:value-type="float" office:value="0.637" calcext:value-type="float">
            <text:p>0.637</text:p>
          </table:table-cell>
          <table:table-cell office:value-type="float" office:value="637" calcext:value-type="float">
            <text:p>6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43]+[.$H$7]" office:value-type="float" office:value="0.638" calcext:value-type="float">
            <text:p>0.638</text:p>
          </table:table-cell>
          <table:table-cell office:value-type="float" office:value="638" calcext:value-type="float">
            <text:p>6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44]+[.$H$7]" office:value-type="float" office:value="0.639" calcext:value-type="float">
            <text:p>0.639</text:p>
          </table:table-cell>
          <table:table-cell office:value-type="float" office:value="639" calcext:value-type="float">
            <text:p>6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45]+[.$H$7]" office:value-type="float" office:value="0.64" calcext:value-type="float">
            <text:p>0.64</text:p>
          </table:table-cell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46]+[.$H$7]" office:value-type="float" office:value="0.641" calcext:value-type="float">
            <text:p>0.641</text:p>
          </table:table-cell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47]+[.$H$7]" office:value-type="float" office:value="0.642" calcext:value-type="float">
            <text:p>0.642</text:p>
          </table:table-cell>
          <table:table-cell office:value-type="float" office:value="642" calcext:value-type="float">
            <text:p>6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48]+[.$H$7]" office:value-type="float" office:value="0.643" calcext:value-type="float">
            <text:p>0.643</text:p>
          </table:table-cell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49]+[.$H$7]" office:value-type="float" office:value="0.644" calcext:value-type="float">
            <text:p>0.644</text:p>
          </table:table-cell>
          <table:table-cell office:value-type="float" office:value="644" calcext:value-type="float">
            <text:p>6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50]+[.$H$7]" office:value-type="float" office:value="0.645" calcext:value-type="float">
            <text:p>0.645</text:p>
          </table:table-cell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51]+[.$H$7]" office:value-type="float" office:value="0.646" calcext:value-type="float">
            <text:p>0.646</text:p>
          </table:table-cell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52]+[.$H$7]" office:value-type="float" office:value="0.647" calcext:value-type="float">
            <text:p>0.647</text:p>
          </table:table-cell>
          <table:table-cell office:value-type="float" office:value="647" calcext:value-type="float">
            <text:p>6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53]+[.$H$7]" office:value-type="float" office:value="0.648" calcext:value-type="float">
            <text:p>0.648</text:p>
          </table:table-cell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54]+[.$H$7]" office:value-type="float" office:value="0.649" calcext:value-type="float">
            <text:p>0.649</text:p>
          </table:table-cell>
          <table:table-cell office:value-type="float" office:value="649" calcext:value-type="float">
            <text:p>6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55]+[.$H$7]" office:value-type="float" office:value="0.65" calcext:value-type="float">
            <text:p>0.65</text:p>
          </table:table-cell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56]+[.$H$7]" office:value-type="float" office:value="0.651" calcext:value-type="float">
            <text:p>0.651</text:p>
          </table:table-cell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57]+[.$H$7]" office:value-type="float" office:value="0.652" calcext:value-type="float">
            <text:p>0.652</text:p>
          </table:table-cell>
          <table:table-cell office:value-type="float" office:value="652" calcext:value-type="float">
            <text:p>6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58]+[.$H$7]" office:value-type="float" office:value="0.653000000000001" calcext:value-type="float">
            <text:p>0.653000000000001</text:p>
          </table:table-cell>
          <table:table-cell office:value-type="float" office:value="653" calcext:value-type="float">
            <text:p>6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59]+[.$H$7]" office:value-type="float" office:value="0.654" calcext:value-type="float">
            <text:p>0.654</text:p>
          </table:table-cell>
          <table:table-cell office:value-type="float" office:value="654" calcext:value-type="float">
            <text:p>6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60]+[.$H$7]" office:value-type="float" office:value="0.655" calcext:value-type="float">
            <text:p>0.655</text:p>
          </table:table-cell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61]+[.$H$7]" office:value-type="float" office:value="0.656" calcext:value-type="float">
            <text:p>0.656</text:p>
          </table:table-cell>
          <table:table-cell office:value-type="float" office:value="656" calcext:value-type="float">
            <text:p>6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62]+[.$H$7]" office:value-type="float" office:value="0.657000000000001" calcext:value-type="float">
            <text:p>0.657000000000001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63]+[.$H$7]" office:value-type="float" office:value="0.658" calcext:value-type="float">
            <text:p>0.658</text:p>
          </table:table-cell>
          <table:table-cell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64]+[.$H$7]" office:value-type="float" office:value="0.659" calcext:value-type="float">
            <text:p>0.659</text:p>
          </table:table-cell>
          <table:table-cell office:value-type="float" office:value="659" calcext:value-type="float">
            <text:p>6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65]+[.$H$7]" office:value-type="float" office:value="0.66" calcext:value-type="float">
            <text:p>0.66</text:p>
          </table:table-cell>
          <table:table-cell office:value-type="float" office:value="660" calcext:value-type="float">
            <text:p>6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66]+[.$H$7]" office:value-type="float" office:value="0.661000000000001" calcext:value-type="float">
            <text:p>0.661000000000001</text:p>
          </table:table-cell>
          <table:table-cell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67]+[.$H$7]" office:value-type="float" office:value="0.662" calcext:value-type="float">
            <text:p>0.662</text:p>
          </table:table-cell>
          <table:table-cell office:value-type="float" office:value="662" calcext:value-type="float">
            <text:p>6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68]+[.$H$7]" office:value-type="float" office:value="0.663" calcext:value-type="float">
            <text:p>0.663</text:p>
          </table:table-cell>
          <table:table-cell office:value-type="float" office:value="663" calcext:value-type="float">
            <text:p>6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69]+[.$H$7]" office:value-type="float" office:value="0.664" calcext:value-type="float">
            <text:p>0.664</text:p>
          </table:table-cell>
          <table:table-cell office:value-type="float" office:value="664" calcext:value-type="float">
            <text:p>6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70]+[.$H$7]" office:value-type="float" office:value="0.665000000000001" calcext:value-type="float">
            <text:p>0.665000000000001</text:p>
          </table:table-cell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71]+[.$H$7]" office:value-type="float" office:value="0.666" calcext:value-type="float">
            <text:p>0.666</text:p>
          </table:table-cell>
          <table:table-cell office:value-type="float" office:value="666" calcext:value-type="float">
            <text:p>6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72]+[.$H$7]" office:value-type="float" office:value="0.667" calcext:value-type="float">
            <text:p>0.667</text:p>
          </table:table-cell>
          <table:table-cell office:value-type="float" office:value="667" calcext:value-type="float">
            <text:p>6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73]+[.$H$7]" office:value-type="float" office:value="0.668" calcext:value-type="float">
            <text:p>0.668</text:p>
          </table:table-cell>
          <table:table-cell office:value-type="float" office:value="668" calcext:value-type="float">
            <text:p>6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74]+[.$H$7]" office:value-type="float" office:value="0.669000000000001" calcext:value-type="float">
            <text:p>0.669000000000001</text:p>
          </table:table-cell>
          <table:table-cell office:value-type="float" office:value="669" calcext:value-type="float">
            <text:p>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75]+[.$H$7]" office:value-type="float" office:value="0.67" calcext:value-type="float">
            <text:p>0.67</text:p>
          </table:table-cell>
          <table:table-cell office:value-type="float" office:value="670" calcext:value-type="float">
            <text:p>6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76]+[.$H$7]" office:value-type="float" office:value="0.671" calcext:value-type="float">
            <text:p>0.671</text:p>
          </table:table-cell>
          <table:table-cell office:value-type="float" office:value="671" calcext:value-type="float">
            <text:p>6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77]+[.$H$7]" office:value-type="float" office:value="0.672" calcext:value-type="float">
            <text:p>0.672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78]+[.$H$7]" office:value-type="float" office:value="0.673000000000001" calcext:value-type="float">
            <text:p>0.673000000000001</text:p>
          </table:table-cell>
          <table:table-cell office:value-type="float" office:value="673" calcext:value-type="float">
            <text:p>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79]+[.$H$7]" office:value-type="float" office:value="0.674" calcext:value-type="float">
            <text:p>0.674</text:p>
          </table:table-cell>
          <table:table-cell office:value-type="float" office:value="674" calcext:value-type="float">
            <text:p>6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80]+[.$H$7]" office:value-type="float" office:value="0.675" calcext:value-type="float">
            <text:p>0.675</text:p>
          </table:table-cell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81]+[.$H$7]" office:value-type="float" office:value="0.676" calcext:value-type="float">
            <text:p>0.676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82]+[.$H$7]" office:value-type="float" office:value="0.677000000000001" calcext:value-type="float">
            <text:p>0.677000000000001</text:p>
          </table:table-cell>
          <table:table-cell office:value-type="float" office:value="677" calcext:value-type="float">
            <text:p>6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83]+[.$H$7]" office:value-type="float" office:value="0.678000000000001" calcext:value-type="float">
            <text:p>0.678000000000001</text:p>
          </table:table-cell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84]+[.$H$7]" office:value-type="float" office:value="0.679" calcext:value-type="float">
            <text:p>0.679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85]+[.$H$7]" office:value-type="float" office:value="0.68" calcext:value-type="float">
            <text:p>0.68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86]+[.$H$7]" office:value-type="float" office:value="0.681000000000001" calcext:value-type="float">
            <text:p>0.681000000000001</text:p>
          </table:table-cell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87]+[.$H$7]" office:value-type="float" office:value="0.682000000000001" calcext:value-type="float">
            <text:p>0.682000000000001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88]+[.$H$7]" office:value-type="float" office:value="0.683" calcext:value-type="float">
            <text:p>0.683</text:p>
          </table:table-cell>
          <table:table-cell office:value-type="float" office:value="683" calcext:value-type="float">
            <text:p>6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89]+[.$H$7]" office:value-type="float" office:value="0.684" calcext:value-type="float">
            <text:p>0.684</text:p>
          </table:table-cell>
          <table:table-cell office:value-type="float" office:value="684" calcext:value-type="float">
            <text:p>6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90]+[.$H$7]" office:value-type="float" office:value="0.685000000000001" calcext:value-type="float">
            <text:p>0.685000000000001</text:p>
          </table:table-cell>
          <table:table-cell office:value-type="float" office:value="685" calcext:value-type="float">
            <text:p>6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91]+[.$H$7]" office:value-type="float" office:value="0.686000000000001" calcext:value-type="float">
            <text:p>0.686000000000001</text:p>
          </table:table-cell>
          <table:table-cell office:value-type="float" office:value="686" calcext:value-type="float">
            <text:p>6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92]+[.$H$7]" office:value-type="float" office:value="0.687" calcext:value-type="float">
            <text:p>0.687</text:p>
          </table:table-cell>
          <table:table-cell office:value-type="float" office:value="687" calcext:value-type="float">
            <text:p>6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93]+[.$H$7]" office:value-type="float" office:value="0.688" calcext:value-type="float">
            <text:p>0.688</text:p>
          </table:table-cell>
          <table:table-cell office:value-type="float" office:value="688" calcext:value-type="float">
            <text:p>6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94]+[.$H$7]" office:value-type="float" office:value="0.689000000000001" calcext:value-type="float">
            <text:p>0.689000000000001</text:p>
          </table:table-cell>
          <table:table-cell office:value-type="float" office:value="689" calcext:value-type="float">
            <text:p>6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95]+[.$H$7]" office:value-type="float" office:value="0.690000000000001" calcext:value-type="float">
            <text:p>0.690000000000001</text:p>
          </table:table-cell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96]+[.$H$7]" office:value-type="float" office:value="0.691" calcext:value-type="float">
            <text:p>0.691</text:p>
          </table:table-cell>
          <table:table-cell office:value-type="float" office:value="691" calcext:value-type="float">
            <text:p>6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697]+[.$H$7]" office:value-type="float" office:value="0.692" calcext:value-type="float">
            <text:p>0.69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698]+[.$H$7]" office:value-type="float" office:value="0.693000000000001" calcext:value-type="float">
            <text:p>0.693000000000001</text:p>
          </table:table-cell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699]+[.$H$7]" office:value-type="float" office:value="0.694000000000001" calcext:value-type="float">
            <text:p>0.694000000000001</text:p>
          </table:table-cell>
          <table:table-cell office:value-type="float" office:value="694" calcext:value-type="float">
            <text:p>6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00]+[.$H$7]" office:value-type="float" office:value="0.695" calcext:value-type="float">
            <text:p>0.695</text:p>
          </table:table-cell>
          <table:table-cell office:value-type="float" office:value="695" calcext:value-type="float">
            <text:p>6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01]+[.$H$7]" office:value-type="float" office:value="0.696" calcext:value-type="float">
            <text:p>0.696</text:p>
          </table:table-cell>
          <table:table-cell office:value-type="float" office:value="696" calcext:value-type="float">
            <text:p>6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02]+[.$H$7]" office:value-type="float" office:value="0.697000000000001" calcext:value-type="float">
            <text:p>0.697000000000001</text:p>
          </table:table-cell>
          <table:table-cell office:value-type="float" office:value="697" calcext:value-type="float">
            <text:p>6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03]+[.$H$7]" office:value-type="float" office:value="0.698000000000001" calcext:value-type="float">
            <text:p>0.698000000000001</text:p>
          </table:table-cell>
          <table:table-cell office:value-type="float" office:value="698" calcext:value-type="float">
            <text:p>6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04]+[.$H$7]" office:value-type="float" office:value="0.699" calcext:value-type="float">
            <text:p>0.699</text:p>
          </table:table-cell>
          <table:table-cell office:value-type="float" office:value="699" calcext:value-type="float">
            <text:p>6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05]+[.$H$7]" office:value-type="float" office:value="0.7" calcext:value-type="float">
            <text:p>0.7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06]+[.$H$7]" office:value-type="float" office:value="0.701000000000001" calcext:value-type="float">
            <text:p>0.701000000000001</text:p>
          </table:table-cell>
          <table:table-cell office:value-type="float" office:value="701" calcext:value-type="float">
            <text:p>7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07]+[.$H$7]" office:value-type="float" office:value="0.702000000000001" calcext:value-type="float">
            <text:p>0.702000000000001</text:p>
          </table:table-cell>
          <table:table-cell office:value-type="float" office:value="702" calcext:value-type="float">
            <text:p>7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08]+[.$H$7]" office:value-type="float" office:value="0.703000000000001" calcext:value-type="float">
            <text:p>0.703000000000001</text:p>
          </table:table-cell>
          <table:table-cell office:value-type="float" office:value="703" calcext:value-type="float">
            <text:p>7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09]+[.$H$7]" office:value-type="float" office:value="0.704" calcext:value-type="float">
            <text:p>0.704</text:p>
          </table:table-cell>
          <table:table-cell office:value-type="float" office:value="704" calcext:value-type="float">
            <text:p>7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10]+[.$H$7]" office:value-type="float" office:value="0.705000000000001" calcext:value-type="float">
            <text:p>0.705000000000001</text:p>
          </table:table-cell>
          <table:table-cell office:value-type="float" office:value="705" calcext:value-type="float">
            <text:p>7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11]+[.$H$7]" office:value-type="float" office:value="0.706000000000001" calcext:value-type="float">
            <text:p>0.706000000000001</text:p>
          </table:table-cell>
          <table:table-cell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12]+[.$H$7]" office:value-type="float" office:value="0.707000000000001" calcext:value-type="float">
            <text:p>0.707000000000001</text:p>
          </table:table-cell>
          <table:table-cell office:value-type="float" office:value="707" calcext:value-type="float">
            <text:p>7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13]+[.$H$7]" office:value-type="float" office:value="0.708" calcext:value-type="float">
            <text:p>0.708</text:p>
          </table:table-cell>
          <table:table-cell office:value-type="float" office:value="708" calcext:value-type="float">
            <text:p>7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14]+[.$H$7]" office:value-type="float" office:value="0.709000000000001" calcext:value-type="float">
            <text:p>0.709000000000001</text:p>
          </table:table-cell>
          <table:table-cell office:value-type="float" office:value="709" calcext:value-type="float">
            <text:p>7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15]+[.$H$7]" office:value-type="float" office:value="0.710000000000001" calcext:value-type="float">
            <text:p>0.710000000000001</text:p>
          </table:table-cell>
          <table:table-cell office:value-type="float" office:value="710" calcext:value-type="float">
            <text:p>7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16]+[.$H$7]" office:value-type="float" office:value="0.711000000000001" calcext:value-type="float">
            <text:p>0.711000000000001</text:p>
          </table:table-cell>
          <table:table-cell office:value-type="float" office:value="711" calcext:value-type="float">
            <text:p>7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17]+[.$H$7]" office:value-type="float" office:value="0.712" calcext:value-type="float">
            <text:p>0.712</text:p>
          </table:table-cell>
          <table:table-cell office:value-type="float" office:value="712" calcext:value-type="float">
            <text:p>7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18]+[.$H$7]" office:value-type="float" office:value="0.713000000000001" calcext:value-type="float">
            <text:p>0.713000000000001</text:p>
          </table:table-cell>
          <table:table-cell office:value-type="float" office:value="713" calcext:value-type="float">
            <text:p>7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19]+[.$H$7]" office:value-type="float" office:value="0.714000000000001" calcext:value-type="float">
            <text:p>0.714000000000001</text:p>
          </table:table-cell>
          <table:table-cell office:value-type="float" office:value="714" calcext:value-type="float">
            <text:p>7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20]+[.$H$7]" office:value-type="float" office:value="0.715000000000001" calcext:value-type="float">
            <text:p>0.715000000000001</text:p>
          </table:table-cell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21]+[.$H$7]" office:value-type="float" office:value="0.716" calcext:value-type="float">
            <text:p>0.71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22]+[.$H$7]" office:value-type="float" office:value="0.717000000000001" calcext:value-type="float">
            <text:p>0.717000000000001</text:p>
          </table:table-cell>
          <table:table-cell office:value-type="float" office:value="717" calcext:value-type="float">
            <text:p>7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23]+[.$H$7]" office:value-type="float" office:value="0.718000000000001" calcext:value-type="float">
            <text:p>0.718000000000001</text:p>
          </table:table-cell>
          <table:table-cell office:value-type="float" office:value="718" calcext:value-type="float">
            <text:p>7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24]+[.$H$7]" office:value-type="float" office:value="0.719000000000001" calcext:value-type="float">
            <text:p>0.719000000000001</text:p>
          </table:table-cell>
          <table:table-cell office:value-type="float" office:value="719" calcext:value-type="float">
            <text:p>7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25]+[.$H$7]" office:value-type="float" office:value="0.72" calcext:value-type="float">
            <text:p>0.72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26]+[.$H$7]" office:value-type="float" office:value="0.721000000000001" calcext:value-type="float">
            <text:p>0.721000000000001</text:p>
          </table:table-cell>
          <table:table-cell office:value-type="float" office:value="721" calcext:value-type="float">
            <text:p>7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27]+[.$H$7]" office:value-type="float" office:value="0.722000000000001" calcext:value-type="float">
            <text:p>0.722000000000001</text:p>
          </table:table-cell>
          <table:table-cell office:value-type="float" office:value="722" calcext:value-type="float">
            <text:p>7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28]+[.$H$7]" office:value-type="float" office:value="0.723000000000001" calcext:value-type="float">
            <text:p>0.723000000000001</text:p>
          </table:table-cell>
          <table:table-cell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29]+[.$H$7]" office:value-type="float" office:value="0.724" calcext:value-type="float">
            <text:p>0.724</text:p>
          </table:table-cell>
          <table:table-cell office:value-type="float" office:value="724" calcext:value-type="float">
            <text:p>7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30]+[.$H$7]" office:value-type="float" office:value="0.725000000000001" calcext:value-type="float">
            <text:p>0.725000000000001</text:p>
          </table:table-cell>
          <table:table-cell office:value-type="float" office:value="725" calcext:value-type="float">
            <text:p>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31]+[.$H$7]" office:value-type="float" office:value="0.726000000000001" calcext:value-type="float">
            <text:p>0.726000000000001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32]+[.$H$7]" office:value-type="float" office:value="0.727000000000001" calcext:value-type="float">
            <text:p>0.727000000000001</text:p>
          </table:table-cell>
          <table:table-cell office:value-type="float" office:value="727" calcext:value-type="float">
            <text:p>7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33]+[.$H$7]" office:value-type="float" office:value="0.728000000000001" calcext:value-type="float">
            <text:p>0.728000000000001</text:p>
          </table:table-cell>
          <table:table-cell office:value-type="float" office:value="728" calcext:value-type="float">
            <text:p>7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34]+[.$H$7]" office:value-type="float" office:value="0.729000000000001" calcext:value-type="float">
            <text:p>0.729000000000001</text:p>
          </table:table-cell>
          <table:table-cell office:value-type="float" office:value="729" calcext:value-type="float">
            <text:p>7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35]+[.$H$7]" office:value-type="float" office:value="0.730000000000001" calcext:value-type="float">
            <text:p>0.730000000000001</text:p>
          </table:table-cell>
          <table:table-cell office:value-type="float" office:value="730" calcext:value-type="float">
            <text:p>7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36]+[.$H$7]" office:value-type="float" office:value="0.731000000000001" calcext:value-type="float">
            <text:p>0.731000000000001</text:p>
          </table:table-cell>
          <table:table-cell office:value-type="float" office:value="731" calcext:value-type="float">
            <text:p>7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37]+[.$H$7]" office:value-type="float" office:value="0.732000000000001" calcext:value-type="float">
            <text:p>0.732000000000001</text:p>
          </table:table-cell>
          <table:table-cell office:value-type="float" office:value="732" calcext:value-type="float">
            <text:p>7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38]+[.$H$7]" office:value-type="float" office:value="0.733000000000001" calcext:value-type="float">
            <text:p>0.733000000000001</text:p>
          </table:table-cell>
          <table:table-cell office:value-type="float" office:value="733" calcext:value-type="float">
            <text:p>7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39]+[.$H$7]" office:value-type="float" office:value="0.734000000000001" calcext:value-type="float">
            <text:p>0.734000000000001</text:p>
          </table:table-cell>
          <table:table-cell office:value-type="float" office:value="734" calcext:value-type="float">
            <text:p>7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40]+[.$H$7]" office:value-type="float" office:value="0.735000000000001" calcext:value-type="float">
            <text:p>0.735000000000001</text:p>
          </table:table-cell>
          <table:table-cell office:value-type="float" office:value="735" calcext:value-type="float">
            <text:p>7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41]+[.$H$7]" office:value-type="float" office:value="0.736000000000001" calcext:value-type="float">
            <text:p>0.736000000000001</text:p>
          </table:table-cell>
          <table:table-cell office:value-type="float" office:value="736" calcext:value-type="float">
            <text:p>7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42]+[.$H$7]" office:value-type="float" office:value="0.737000000000001" calcext:value-type="float">
            <text:p>0.737000000000001</text:p>
          </table:table-cell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43]+[.$H$7]" office:value-type="float" office:value="0.738000000000001" calcext:value-type="float">
            <text:p>0.738000000000001</text:p>
          </table:table-cell>
          <table:table-cell office:value-type="float" office:value="738" calcext:value-type="float">
            <text:p>7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44]+[.$H$7]" office:value-type="float" office:value="0.739000000000001" calcext:value-type="float">
            <text:p>0.739000000000001</text:p>
          </table:table-cell>
          <table:table-cell office:value-type="float" office:value="739" calcext:value-type="float">
            <text:p>7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45]+[.$H$7]" office:value-type="float" office:value="0.740000000000001" calcext:value-type="float">
            <text:p>0.740000000000001</text:p>
          </table:table-cell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46]+[.$H$7]" office:value-type="float" office:value="0.741000000000001" calcext:value-type="float">
            <text:p>0.741000000000001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47]+[.$H$7]" office:value-type="float" office:value="0.742000000000001" calcext:value-type="float">
            <text:p>0.742000000000001</text:p>
          </table:table-cell>
          <table:table-cell office:value-type="float" office:value="742" calcext:value-type="float">
            <text:p>7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48]+[.$H$7]" office:value-type="float" office:value="0.743000000000001" calcext:value-type="float">
            <text:p>0.743000000000001</text:p>
          </table:table-cell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49]+[.$H$7]" office:value-type="float" office:value="0.744000000000001" calcext:value-type="float">
            <text:p>0.744000000000001</text:p>
          </table:table-cell>
          <table:table-cell office:value-type="float" office:value="744" calcext:value-type="float">
            <text:p>7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50]+[.$H$7]" office:value-type="float" office:value="0.745000000000001" calcext:value-type="float">
            <text:p>0.745000000000001</text:p>
          </table:table-cell>
          <table:table-cell office:value-type="float" office:value="745" calcext:value-type="float">
            <text:p>7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51]+[.$H$7]" office:value-type="float" office:value="0.746000000000001" calcext:value-type="float">
            <text:p>0.746000000000001</text:p>
          </table:table-cell>
          <table:table-cell office:value-type="float" office:value="746" calcext:value-type="float">
            <text:p>7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52]+[.$H$7]" office:value-type="float" office:value="0.747000000000001" calcext:value-type="float">
            <text:p>0.747000000000001</text:p>
          </table:table-cell>
          <table:table-cell office:value-type="float" office:value="747" calcext:value-type="float">
            <text:p>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53]+[.$H$7]" office:value-type="float" office:value="0.748000000000001" calcext:value-type="float">
            <text:p>0.748000000000001</text:p>
          </table:table-cell>
          <table:table-cell office:value-type="float" office:value="748" calcext:value-type="float">
            <text:p>7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54]+[.$H$7]" office:value-type="float" office:value="0.749000000000001" calcext:value-type="float">
            <text:p>0.749000000000001</text:p>
          </table:table-cell>
          <table:table-cell office:value-type="float" office:value="749" calcext:value-type="float">
            <text:p>7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55]+[.$H$7]" office:value-type="float" office:value="0.750000000000001" calcext:value-type="float">
            <text:p>0.750000000000001</text:p>
          </table:table-cell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56]+[.$H$7]" office:value-type="float" office:value="0.751000000000001" calcext:value-type="float">
            <text:p>0.751000000000001</text:p>
          </table:table-cell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57]+[.$H$7]" office:value-type="float" office:value="0.752000000000001" calcext:value-type="float">
            <text:p>0.752000000000001</text:p>
          </table:table-cell>
          <table:table-cell office:value-type="float" office:value="752" calcext:value-type="float">
            <text:p>7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58]+[.$H$7]" office:value-type="float" office:value="0.753000000000001" calcext:value-type="float">
            <text:p>0.753000000000001</text:p>
          </table:table-cell>
          <table:table-cell office:value-type="float" office:value="753" calcext:value-type="float">
            <text:p>7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59]+[.$H$7]" office:value-type="float" office:value="0.754000000000001" calcext:value-type="float">
            <text:p>0.754000000000001</text:p>
          </table:table-cell>
          <table:table-cell office:value-type="float" office:value="754" calcext:value-type="float">
            <text:p>7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60]+[.$H$7]" office:value-type="float" office:value="0.755000000000001" calcext:value-type="float">
            <text:p>0.755000000000001</text:p>
          </table:table-cell>
          <table:table-cell office:value-type="float" office:value="755" calcext:value-type="float">
            <text:p>7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61]+[.$H$7]" office:value-type="float" office:value="0.756000000000001" calcext:value-type="float">
            <text:p>0.756000000000001</text:p>
          </table:table-cell>
          <table:table-cell office:value-type="float" office:value="756" calcext:value-type="float">
            <text:p>7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62]+[.$H$7]" office:value-type="float" office:value="0.757000000000001" calcext:value-type="float">
            <text:p>0.757000000000001</text:p>
          </table:table-cell>
          <table:table-cell office:value-type="float" office:value="757" calcext:value-type="float">
            <text:p>7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63]+[.$H$7]" office:value-type="float" office:value="0.758000000000001" calcext:value-type="float">
            <text:p>0.758000000000001</text:p>
          </table:table-cell>
          <table:table-cell office:value-type="float" office:value="758" calcext:value-type="float">
            <text:p>7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64]+[.$H$7]" office:value-type="float" office:value="0.759000000000001" calcext:value-type="float">
            <text:p>0.759000000000001</text:p>
          </table:table-cell>
          <table:table-cell office:value-type="float" office:value="759" calcext:value-type="float">
            <text:p>7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65]+[.$H$7]" office:value-type="float" office:value="0.760000000000001" calcext:value-type="float">
            <text:p>0.760000000000001</text:p>
          </table:table-cell>
          <table:table-cell office:value-type="float" office:value="760" calcext:value-type="float">
            <text:p>7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66]+[.$H$7]" office:value-type="float" office:value="0.761000000000001" calcext:value-type="float">
            <text:p>0.761000000000001</text:p>
          </table:table-cell>
          <table:table-cell office:value-type="float" office:value="761" calcext:value-type="float">
            <text:p>7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67]+[.$H$7]" office:value-type="float" office:value="0.762000000000001" calcext:value-type="float">
            <text:p>0.762000000000001</text:p>
          </table:table-cell>
          <table:table-cell office:value-type="float" office:value="762" calcext:value-type="float">
            <text:p>7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68]+[.$H$7]" office:value-type="float" office:value="0.763000000000001" calcext:value-type="float">
            <text:p>0.763000000000001</text:p>
          </table:table-cell>
          <table:table-cell office:value-type="float" office:value="763" calcext:value-type="float">
            <text:p>7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69]+[.$H$7]" office:value-type="float" office:value="0.764000000000001" calcext:value-type="float">
            <text:p>0.764000000000001</text:p>
          </table:table-cell>
          <table:table-cell office:value-type="float" office:value="764" calcext:value-type="float">
            <text:p>7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70]+[.$H$7]" office:value-type="float" office:value="0.765000000000001" calcext:value-type="float">
            <text:p>0.765000000000001</text:p>
          </table:table-cell>
          <table:table-cell office:value-type="float" office:value="765" calcext:value-type="float">
            <text:p>7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71]+[.$H$7]" office:value-type="float" office:value="0.766000000000001" calcext:value-type="float">
            <text:p>0.766000000000001</text:p>
          </table:table-cell>
          <table:table-cell office:value-type="float" office:value="766" calcext:value-type="float">
            <text:p>7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72]+[.$H$7]" office:value-type="float" office:value="0.767000000000001" calcext:value-type="float">
            <text:p>0.767000000000001</text:p>
          </table:table-cell>
          <table:table-cell office:value-type="float" office:value="767" calcext:value-type="float">
            <text:p>7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73]+[.$H$7]" office:value-type="float" office:value="0.768000000000001" calcext:value-type="float">
            <text:p>0.768000000000001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74]+[.$H$7]" office:value-type="float" office:value="0.769000000000001" calcext:value-type="float">
            <text:p>0.769000000000001</text:p>
          </table:table-cell>
          <table:table-cell office:value-type="float" office:value="769" calcext:value-type="float">
            <text:p>7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75]+[.$H$7]" office:value-type="float" office:value="0.770000000000001" calcext:value-type="float">
            <text:p>0.770000000000001</text:p>
          </table:table-cell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76]+[.$H$7]" office:value-type="float" office:value="0.771000000000001" calcext:value-type="float">
            <text:p>0.771000000000001</text:p>
          </table:table-cell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77]+[.$H$7]" office:value-type="float" office:value="0.772000000000001" calcext:value-type="float">
            <text:p>0.772000000000001</text:p>
          </table:table-cell>
          <table:table-cell office:value-type="float" office:value="772" calcext:value-type="float">
            <text:p>7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78]+[.$H$7]" office:value-type="float" office:value="0.773000000000001" calcext:value-type="float">
            <text:p>0.773000000000001</text:p>
          </table:table-cell>
          <table:table-cell office:value-type="float" office:value="773" calcext:value-type="float">
            <text:p>7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79]+[.$H$7]" office:value-type="float" office:value="0.774000000000001" calcext:value-type="float">
            <text:p>0.774000000000001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80]+[.$H$7]" office:value-type="float" office:value="0.775000000000001" calcext:value-type="float">
            <text:p>0.775000000000001</text:p>
          </table:table-cell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81]+[.$H$7]" office:value-type="float" office:value="0.776000000000001" calcext:value-type="float">
            <text:p>0.776000000000001</text:p>
          </table:table-cell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82]+[.$H$7]" office:value-type="float" office:value="0.777000000000001" calcext:value-type="float">
            <text:p>0.777000000000001</text:p>
          </table:table-cell>
          <table:table-cell office:value-type="float" office:value="777" calcext:value-type="float">
            <text:p>7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83]+[.$H$7]" office:value-type="float" office:value="0.778000000000001" calcext:value-type="float">
            <text:p>0.778000000000001</text:p>
          </table:table-cell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84]+[.$H$7]" office:value-type="float" office:value="0.779000000000001" calcext:value-type="float">
            <text:p>0.779000000000001</text:p>
          </table:table-cell>
          <table:table-cell office:value-type="float" office:value="779" calcext:value-type="float">
            <text:p>7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85]+[.$H$7]" office:value-type="float" office:value="0.780000000000001" calcext:value-type="float">
            <text:p>0.780000000000001</text:p>
          </table:table-cell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86]+[.$H$7]" office:value-type="float" office:value="0.781000000000001" calcext:value-type="float">
            <text:p>0.781000000000001</text:p>
          </table:table-cell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87]+[.$H$7]" office:value-type="float" office:value="0.782000000000001" calcext:value-type="float">
            <text:p>0.782000000000001</text:p>
          </table:table-cell>
          <table:table-cell office:value-type="float" office:value="782" calcext:value-type="float">
            <text:p>7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88]+[.$H$7]" office:value-type="float" office:value="0.783000000000001" calcext:value-type="float">
            <text:p>0.783000000000001</text:p>
          </table:table-cell>
          <table:table-cell office:value-type="float" office:value="783" calcext:value-type="float">
            <text:p>7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89]+[.$H$7]" office:value-type="float" office:value="0.784000000000001" calcext:value-type="float">
            <text:p>0.784000000000001</text:p>
          </table:table-cell>
          <table:table-cell office:value-type="float" office:value="784" calcext:value-type="float">
            <text:p>7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90]+[.$H$7]" office:value-type="float" office:value="0.785000000000001" calcext:value-type="float">
            <text:p>0.785000000000001</text:p>
          </table:table-cell>
          <table:table-cell office:value-type="float" office:value="785" calcext:value-type="float">
            <text:p>7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91]+[.$H$7]" office:value-type="float" office:value="0.786000000000001" calcext:value-type="float">
            <text:p>0.786000000000001</text:p>
          </table:table-cell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92]+[.$H$7]" office:value-type="float" office:value="0.787000000000001" calcext:value-type="float">
            <text:p>0.787000000000001</text:p>
          </table:table-cell>
          <table:table-cell office:value-type="float" office:value="787" calcext:value-type="float">
            <text:p>7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93]+[.$H$7]" office:value-type="float" office:value="0.788000000000001" calcext:value-type="float">
            <text:p>0.788000000000001</text:p>
          </table:table-cell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94]+[.$H$7]" office:value-type="float" office:value="0.789000000000001" calcext:value-type="float">
            <text:p>0.789000000000001</text:p>
          </table:table-cell>
          <table:table-cell office:value-type="float" office:value="789" calcext:value-type="float">
            <text:p>7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95]+[.$H$7]" office:value-type="float" office:value="0.790000000000001" calcext:value-type="float">
            <text:p>0.790000000000001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96]+[.$H$7]" office:value-type="float" office:value="0.791000000000001" calcext:value-type="float">
            <text:p>0.791000000000001</text:p>
          </table:table-cell>
          <table:table-cell office:value-type="float" office:value="791" calcext:value-type="float">
            <text:p>7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797]+[.$H$7]" office:value-type="float" office:value="0.792000000000001" calcext:value-type="float">
            <text:p>0.792000000000001</text:p>
          </table:table-cell>
          <table:table-cell office:value-type="float" office:value="792" calcext:value-type="float">
            <text:p>7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798]+[.$H$7]" office:value-type="float" office:value="0.793000000000001" calcext:value-type="float">
            <text:p>0.793000000000001</text:p>
          </table:table-cell>
          <table:table-cell office:value-type="float" office:value="793" calcext:value-type="float">
            <text:p>7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799]+[.$H$7]" office:value-type="float" office:value="0.794000000000001" calcext:value-type="float">
            <text:p>0.794000000000001</text:p>
          </table:table-cell>
          <table:table-cell office:value-type="float" office:value="794" calcext:value-type="float">
            <text:p>7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00]+[.$H$7]" office:value-type="float" office:value="0.795000000000001" calcext:value-type="float">
            <text:p>0.795000000000001</text:p>
          </table:table-cell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01]+[.$H$7]" office:value-type="float" office:value="0.796000000000001" calcext:value-type="float">
            <text:p>0.796000000000001</text:p>
          </table:table-cell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02]+[.$H$7]" office:value-type="float" office:value="0.797000000000001" calcext:value-type="float">
            <text:p>0.797000000000001</text:p>
          </table:table-cell>
          <table:table-cell office:value-type="float" office:value="797" calcext:value-type="float">
            <text:p>7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03]+[.$H$7]" office:value-type="float" office:value="0.798000000000001" calcext:value-type="float">
            <text:p>0.798000000000001</text:p>
          </table:table-cell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04]+[.$H$7]" office:value-type="float" office:value="0.799000000000001" calcext:value-type="float">
            <text:p>0.799000000000001</text:p>
          </table:table-cell>
          <table:table-cell office:value-type="float" office:value="799" calcext:value-type="float">
            <text:p>7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05]+[.$H$7]" office:value-type="float" office:value="0.800000000000001" calcext:value-type="float">
            <text:p>0.800000000000001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06]+[.$H$7]" office:value-type="float" office:value="0.801000000000001" calcext:value-type="float">
            <text:p>0.801000000000001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07]+[.$H$7]" office:value-type="float" office:value="0.802000000000001" calcext:value-type="float">
            <text:p>0.802000000000001</text:p>
          </table:table-cell>
          <table:table-cell office:value-type="float" office:value="802" calcext:value-type="float">
            <text:p>8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08]+[.$H$7]" office:value-type="float" office:value="0.803000000000001" calcext:value-type="float">
            <text:p>0.803000000000001</text:p>
          </table:table-cell>
          <table:table-cell office:value-type="float" office:value="803" calcext:value-type="float">
            <text:p>8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09]+[.$H$7]" office:value-type="float" office:value="0.804000000000001" calcext:value-type="float">
            <text:p>0.804000000000001</text:p>
          </table:table-cell>
          <table:table-cell office:value-type="float" office:value="804" calcext:value-type="float">
            <text:p>8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10]+[.$H$7]" office:value-type="float" office:value="0.805000000000001" calcext:value-type="float">
            <text:p>0.805000000000001</text:p>
          </table:table-cell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11]+[.$H$7]" office:value-type="float" office:value="0.806000000000001" calcext:value-type="float">
            <text:p>0.806000000000001</text:p>
          </table:table-cell>
          <table:table-cell office:value-type="float" office:value="806" calcext:value-type="float">
            <text:p>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12]+[.$H$7]" office:value-type="float" office:value="0.807000000000001" calcext:value-type="float">
            <text:p>0.807000000000001</text:p>
          </table:table-cell>
          <table:table-cell office:value-type="float" office:value="807" calcext:value-type="float">
            <text:p>8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13]+[.$H$7]" office:value-type="float" office:value="0.808000000000001" calcext:value-type="float">
            <text:p>0.808000000000001</text:p>
          </table:table-cell>
          <table:table-cell office:value-type="float" office:value="808" calcext:value-type="float">
            <text:p>8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14]+[.$H$7]" office:value-type="float" office:value="0.809000000000001" calcext:value-type="float">
            <text:p>0.809000000000001</text:p>
          </table:table-cell>
          <table:table-cell office:value-type="float" office:value="809" calcext:value-type="float">
            <text:p>8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15]+[.$H$7]" office:value-type="float" office:value="0.810000000000001" calcext:value-type="float">
            <text:p>0.810000000000001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16]+[.$H$7]" office:value-type="float" office:value="0.811000000000001" calcext:value-type="float">
            <text:p>0.811000000000001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17]+[.$H$7]" office:value-type="float" office:value="0.812000000000001" calcext:value-type="float">
            <text:p>0.812000000000001</text:p>
          </table:table-cell>
          <table:table-cell office:value-type="float" office:value="812" calcext:value-type="float">
            <text:p>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18]+[.$H$7]" office:value-type="float" office:value="0.813000000000001" calcext:value-type="float">
            <text:p>0.813000000000001</text:p>
          </table:table-cell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19]+[.$H$7]" office:value-type="float" office:value="0.814000000000001" calcext:value-type="float">
            <text:p>0.814000000000001</text:p>
          </table:table-cell>
          <table:table-cell office:value-type="float" office:value="814" calcext:value-type="float">
            <text:p>8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20]+[.$H$7]" office:value-type="float" office:value="0.815000000000001" calcext:value-type="float">
            <text:p>0.815000000000001</text:p>
          </table:table-cell>
          <table:table-cell office:value-type="float" office:value="815" calcext:value-type="float">
            <text:p>8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21]+[.$H$7]" office:value-type="float" office:value="0.816000000000001" calcext:value-type="float">
            <text:p>0.816000000000001</text:p>
          </table:table-cell>
          <table:table-cell office:value-type="float" office:value="816" calcext:value-type="float">
            <text:p>8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22]+[.$H$7]" office:value-type="float" office:value="0.817000000000001" calcext:value-type="float">
            <text:p>0.817000000000001</text:p>
          </table:table-cell>
          <table:table-cell office:value-type="float" office:value="817" calcext:value-type="float">
            <text:p>8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23]+[.$H$7]" office:value-type="float" office:value="0.818000000000001" calcext:value-type="float">
            <text:p>0.818000000000001</text:p>
          </table:table-cell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24]+[.$H$7]" office:value-type="float" office:value="0.819000000000001" calcext:value-type="float">
            <text:p>0.819000000000001</text:p>
          </table:table-cell>
          <table:table-cell office:value-type="float" office:value="819" calcext:value-type="float">
            <text:p>8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25]+[.$H$7]" office:value-type="float" office:value="0.820000000000001" calcext:value-type="float">
            <text:p>0.820000000000001</text:p>
          </table:table-cell>
          <table:table-cell office:value-type="float" office:value="820" calcext:value-type="float">
            <text:p>8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26]+[.$H$7]" office:value-type="float" office:value="0.821000000000001" calcext:value-type="float">
            <text:p>0.821000000000001</text:p>
          </table:table-cell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27]+[.$H$7]" office:value-type="float" office:value="0.822000000000001" calcext:value-type="float">
            <text:p>0.822000000000001</text:p>
          </table:table-cell>
          <table:table-cell office:value-type="float" office:value="822" calcext:value-type="float">
            <text:p>8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28]+[.$H$7]" office:value-type="float" office:value="0.823000000000001" calcext:value-type="float">
            <text:p>0.823000000000001</text:p>
          </table:table-cell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29]+[.$H$7]" office:value-type="float" office:value="0.824000000000001" calcext:value-type="float">
            <text:p>0.824000000000001</text:p>
          </table:table-cell>
          <table:table-cell office:value-type="float" office:value="824" calcext:value-type="float">
            <text:p>8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30]+[.$H$7]" office:value-type="float" office:value="0.825000000000001" calcext:value-type="float">
            <text:p>0.825000000000001</text:p>
          </table:table-cell>
          <table:table-cell office:value-type="float" office:value="825" calcext:value-type="float">
            <text:p>8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31]+[.$H$7]" office:value-type="float" office:value="0.826000000000001" calcext:value-type="float">
            <text:p>0.826000000000001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32]+[.$H$7]" office:value-type="float" office:value="0.827000000000001" calcext:value-type="float">
            <text:p>0.827000000000001</text:p>
          </table:table-cell>
          <table:table-cell office:value-type="float" office:value="827" calcext:value-type="float">
            <text:p>8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33]+[.$H$7]" office:value-type="float" office:value="0.828000000000001" calcext:value-type="float">
            <text:p>0.828000000000001</text:p>
          </table:table-cell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34]+[.$H$7]" office:value-type="float" office:value="0.829000000000001" calcext:value-type="float">
            <text:p>0.829000000000001</text:p>
          </table:table-cell>
          <table:table-cell office:value-type="float" office:value="829" calcext:value-type="float">
            <text:p>8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35]+[.$H$7]" office:value-type="float" office:value="0.830000000000001" calcext:value-type="float">
            <text:p>0.830000000000001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36]+[.$H$7]" office:value-type="float" office:value="0.831000000000001" calcext:value-type="float">
            <text:p>0.831000000000001</text:p>
          </table:table-cell>
          <table:table-cell office:value-type="float" office:value="831" calcext:value-type="float">
            <text:p>8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37]+[.$H$7]" office:value-type="float" office:value="0.832000000000001" calcext:value-type="float">
            <text:p>0.832000000000001</text:p>
          </table:table-cell>
          <table:table-cell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38]+[.$H$7]" office:value-type="float" office:value="0.833000000000001" calcext:value-type="float">
            <text:p>0.833000000000001</text:p>
          </table:table-cell>
          <table:table-cell office:value-type="float" office:value="833" calcext:value-type="float">
            <text:p>8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39]+[.$H$7]" office:value-type="float" office:value="0.834000000000001" calcext:value-type="float">
            <text:p>0.834000000000001</text:p>
          </table:table-cell>
          <table:table-cell office:value-type="float" office:value="834" calcext:value-type="float">
            <text:p>8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40]+[.$H$7]" office:value-type="float" office:value="0.835000000000001" calcext:value-type="float">
            <text:p>0.835000000000001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41]+[.$H$7]" office:value-type="float" office:value="0.836000000000001" calcext:value-type="float">
            <text:p>0.836000000000001</text:p>
          </table:table-cell>
          <table:table-cell office:value-type="float" office:value="836" calcext:value-type="float">
            <text:p>8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42]+[.$H$7]" office:value-type="float" office:value="0.837000000000001" calcext:value-type="float">
            <text:p>0.837000000000001</text:p>
          </table:table-cell>
          <table:table-cell office:value-type="float" office:value="837" calcext:value-type="float">
            <text:p>8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43]+[.$H$7]" office:value-type="float" office:value="0.838000000000001" calcext:value-type="float">
            <text:p>0.838000000000001</text:p>
          </table:table-cell>
          <table:table-cell office:value-type="float" office:value="838" calcext:value-type="float">
            <text:p>8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44]+[.$H$7]" office:value-type="float" office:value="0.839000000000001" calcext:value-type="float">
            <text:p>0.839000000000001</text:p>
          </table:table-cell>
          <table:table-cell office:value-type="float" office:value="839" calcext:value-type="float">
            <text:p>8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45]+[.$H$7]" office:value-type="float" office:value="0.840000000000001" calcext:value-type="float">
            <text:p>0.840000000000001</text:p>
          </table:table-cell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46]+[.$H$7]" office:value-type="float" office:value="0.841000000000001" calcext:value-type="float">
            <text:p>0.841000000000001</text:p>
          </table:table-cell>
          <table:table-cell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47]+[.$H$7]" office:value-type="float" office:value="0.842000000000001" calcext:value-type="float">
            <text:p>0.842000000000001</text:p>
          </table:table-cell>
          <table:table-cell office:value-type="float" office:value="842" calcext:value-type="float">
            <text:p>8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48]+[.$H$7]" office:value-type="float" office:value="0.843000000000001" calcext:value-type="float">
            <text:p>0.843000000000001</text:p>
          </table:table-cell>
          <table:table-cell office:value-type="float" office:value="843" calcext:value-type="float">
            <text:p>8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49]+[.$H$7]" office:value-type="float" office:value="0.844000000000001" calcext:value-type="float">
            <text:p>0.844000000000001</text:p>
          </table:table-cell>
          <table:table-cell office:value-type="float" office:value="844" calcext:value-type="float">
            <text:p>8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50]+[.$H$7]" office:value-type="float" office:value="0.845000000000001" calcext:value-type="float">
            <text:p>0.845000000000001</text:p>
          </table:table-cell>
          <table:table-cell office:value-type="float" office:value="845" calcext:value-type="float">
            <text:p>8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51]+[.$H$7]" office:value-type="float" office:value="0.846000000000001" calcext:value-type="float">
            <text:p>0.846000000000001</text:p>
          </table:table-cell>
          <table:table-cell office:value-type="float" office:value="846" calcext:value-type="float">
            <text:p>8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52]+[.$H$7]" office:value-type="float" office:value="0.847000000000001" calcext:value-type="float">
            <text:p>0.847000000000001</text:p>
          </table:table-cell>
          <table:table-cell office:value-type="float" office:value="847" calcext:value-type="float">
            <text:p>8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53]+[.$H$7]" office:value-type="float" office:value="0.848000000000001" calcext:value-type="float">
            <text:p>0.848000000000001</text:p>
          </table:table-cell>
          <table:table-cell office:value-type="float" office:value="848" calcext:value-type="float">
            <text:p>8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54]+[.$H$7]" office:value-type="float" office:value="0.849000000000001" calcext:value-type="float">
            <text:p>0.849000000000001</text:p>
          </table:table-cell>
          <table:table-cell office:value-type="float" office:value="849" calcext:value-type="float">
            <text:p>8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55]+[.$H$7]" office:value-type="float" office:value="0.850000000000001" calcext:value-type="float">
            <text:p>0.850000000000001</text:p>
          </table:table-cell>
          <table:table-cell office:value-type="float" office:value="850" calcext:value-type="float">
            <text:p>8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56]+[.$H$7]" office:value-type="float" office:value="0.851000000000001" calcext:value-type="float">
            <text:p>0.851000000000001</text:p>
          </table:table-cell>
          <table:table-cell office:value-type="float" office:value="851" calcext:value-type="float">
            <text:p>8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57]+[.$H$7]" office:value-type="float" office:value="0.852000000000001" calcext:value-type="float">
            <text:p>0.852000000000001</text:p>
          </table:table-cell>
          <table:table-cell office:value-type="float" office:value="852" calcext:value-type="float">
            <text:p>8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58]+[.$H$7]" office:value-type="float" office:value="0.853000000000001" calcext:value-type="float">
            <text:p>0.853000000000001</text:p>
          </table:table-cell>
          <table:table-cell office:value-type="float" office:value="853" calcext:value-type="float">
            <text:p>8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59]+[.$H$7]" office:value-type="float" office:value="0.854000000000001" calcext:value-type="float">
            <text:p>0.854000000000001</text:p>
          </table:table-cell>
          <table:table-cell office:value-type="float" office:value="854" calcext:value-type="float">
            <text:p>8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60]+[.$H$7]" office:value-type="float" office:value="0.855000000000001" calcext:value-type="float">
            <text:p>0.855000000000001</text:p>
          </table:table-cell>
          <table:table-cell office:value-type="float" office:value="855" calcext:value-type="float">
            <text:p>8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61]+[.$H$7]" office:value-type="float" office:value="0.856000000000001" calcext:value-type="float">
            <text:p>0.856000000000001</text:p>
          </table:table-cell>
          <table:table-cell office:value-type="float" office:value="856" calcext:value-type="float">
            <text:p>8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62]+[.$H$7]" office:value-type="float" office:value="0.857000000000001" calcext:value-type="float">
            <text:p>0.857000000000001</text:p>
          </table:table-cell>
          <table:table-cell office:value-type="float" office:value="857" calcext:value-type="float">
            <text:p>8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63]+[.$H$7]" office:value-type="float" office:value="0.858000000000001" calcext:value-type="float">
            <text:p>0.858000000000001</text:p>
          </table:table-cell>
          <table:table-cell office:value-type="float" office:value="858" calcext:value-type="float">
            <text:p>8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64]+[.$H$7]" office:value-type="float" office:value="0.859000000000001" calcext:value-type="float">
            <text:p>0.859000000000001</text:p>
          </table:table-cell>
          <table:table-cell office:value-type="float" office:value="859" calcext:value-type="float">
            <text:p>8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65]+[.$H$7]" office:value-type="float" office:value="0.860000000000001" calcext:value-type="float">
            <text:p>0.860000000000001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66]+[.$H$7]" office:value-type="float" office:value="0.861000000000001" calcext:value-type="float">
            <text:p>0.861000000000001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67]+[.$H$7]" office:value-type="float" office:value="0.862000000000001" calcext:value-type="float">
            <text:p>0.862000000000001</text:p>
          </table:table-cell>
          <table:table-cell office:value-type="float" office:value="862" calcext:value-type="float">
            <text:p>8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68]+[.$H$7]" office:value-type="float" office:value="0.863000000000001" calcext:value-type="float">
            <text:p>0.863000000000001</text:p>
          </table:table-cell>
          <table:table-cell office:value-type="float" office:value="863" calcext:value-type="float">
            <text:p>8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69]+[.$H$7]" office:value-type="float" office:value="0.864000000000001" calcext:value-type="float">
            <text:p>0.864000000000001</text:p>
          </table:table-cell>
          <table:table-cell office:value-type="float" office:value="864" calcext:value-type="float">
            <text:p>8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70]+[.$H$7]" office:value-type="float" office:value="0.865000000000001" calcext:value-type="float">
            <text:p>0.865000000000001</text:p>
          </table:table-cell>
          <table:table-cell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71]+[.$H$7]" office:value-type="float" office:value="0.866000000000001" calcext:value-type="float">
            <text:p>0.866000000000001</text:p>
          </table:table-cell>
          <table:table-cell office:value-type="float" office:value="866" calcext:value-type="float">
            <text:p>8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72]+[.$H$7]" office:value-type="float" office:value="0.867000000000001" calcext:value-type="float">
            <text:p>0.867000000000001</text:p>
          </table:table-cell>
          <table:table-cell office:value-type="float" office:value="867" calcext:value-type="float">
            <text:p>8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73]+[.$H$7]" office:value-type="float" office:value="0.868000000000001" calcext:value-type="float">
            <text:p>0.868000000000001</text:p>
          </table:table-cell>
          <table:table-cell office:value-type="float" office:value="868" calcext:value-type="float">
            <text:p>8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74]+[.$H$7]" office:value-type="float" office:value="0.869000000000001" calcext:value-type="float">
            <text:p>0.869000000000001</text:p>
          </table:table-cell>
          <table:table-cell office:value-type="float" office:value="869" calcext:value-type="float">
            <text:p>8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75]+[.$H$7]" office:value-type="float" office:value="0.870000000000001" calcext:value-type="float">
            <text:p>0.870000000000001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76]+[.$H$7]" office:value-type="float" office:value="0.871000000000001" calcext:value-type="float">
            <text:p>0.871000000000001</text:p>
          </table:table-cell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77]+[.$H$7]" office:value-type="float" office:value="0.872000000000001" calcext:value-type="float">
            <text:p>0.872000000000001</text:p>
          </table:table-cell>
          <table:table-cell office:value-type="float" office:value="872" calcext:value-type="float">
            <text:p>8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78]+[.$H$7]" office:value-type="float" office:value="0.873000000000001" calcext:value-type="float">
            <text:p>0.873000000000001</text:p>
          </table:table-cell>
          <table:table-cell office:value-type="float" office:value="873" calcext:value-type="float">
            <text:p>8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79]+[.$H$7]" office:value-type="float" office:value="0.874000000000001" calcext:value-type="float">
            <text:p>0.874000000000001</text:p>
          </table:table-cell>
          <table:table-cell office:value-type="float" office:value="874" calcext:value-type="float">
            <text:p>8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80]+[.$H$7]" office:value-type="float" office:value="0.875000000000001" calcext:value-type="float">
            <text:p>0.875000000000001</text:p>
          </table:table-cell>
          <table:table-cell office:value-type="float" office:value="875" calcext:value-type="float">
            <text:p>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81]+[.$H$7]" office:value-type="float" office:value="0.876000000000001" calcext:value-type="float">
            <text:p>0.876000000000001</text:p>
          </table:table-cell>
          <table:table-cell office:value-type="float" office:value="876" calcext:value-type="float">
            <text:p>8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82]+[.$H$7]" office:value-type="float" office:value="0.877000000000001" calcext:value-type="float">
            <text:p>0.877000000000001</text:p>
          </table:table-cell>
          <table:table-cell office:value-type="float" office:value="877" calcext:value-type="float">
            <text:p>8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83]+[.$H$7]" office:value-type="float" office:value="0.878000000000001" calcext:value-type="float">
            <text:p>0.878000000000001</text:p>
          </table:table-cell>
          <table:table-cell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84]+[.$H$7]" office:value-type="float" office:value="0.879000000000001" calcext:value-type="float">
            <text:p>0.879000000000001</text:p>
          </table:table-cell>
          <table:table-cell office:value-type="float" office:value="879" calcext:value-type="float">
            <text:p>8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85]+[.$H$7]" office:value-type="float" office:value="0.880000000000001" calcext:value-type="float">
            <text:p>0.880000000000001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86]+[.$H$7]" office:value-type="float" office:value="0.881000000000001" calcext:value-type="float">
            <text:p>0.881000000000001</text:p>
          </table:table-cell>
          <table:table-cell office:value-type="float" office:value="881" calcext:value-type="float">
            <text:p>8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87]+[.$H$7]" office:value-type="float" office:value="0.882000000000001" calcext:value-type="float">
            <text:p>0.882000000000001</text:p>
          </table:table-cell>
          <table:table-cell office:value-type="float" office:value="882" calcext:value-type="float">
            <text:p>8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88]+[.$H$7]" office:value-type="float" office:value="0.883000000000001" calcext:value-type="float">
            <text:p>0.883000000000001</text:p>
          </table:table-cell>
          <table:table-cell office:value-type="float" office:value="883" calcext:value-type="float">
            <text:p>8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89]+[.$H$7]" office:value-type="float" office:value="0.884000000000001" calcext:value-type="float">
            <text:p>0.884000000000001</text:p>
          </table:table-cell>
          <table:table-cell office:value-type="float" office:value="884" calcext:value-type="float">
            <text:p>8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90]+[.$H$7]" office:value-type="float" office:value="0.885000000000001" calcext:value-type="float">
            <text:p>0.885000000000001</text:p>
          </table:table-cell>
          <table:table-cell office:value-type="float" office:value="885" calcext:value-type="float">
            <text:p>8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91]+[.$H$7]" office:value-type="float" office:value="0.886000000000001" calcext:value-type="float">
            <text:p>0.886000000000001</text:p>
          </table:table-cell>
          <table:table-cell office:value-type="float" office:value="886" calcext:value-type="float">
            <text:p>8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92]+[.$H$7]" office:value-type="float" office:value="0.887000000000001" calcext:value-type="float">
            <text:p>0.887000000000001</text:p>
          </table:table-cell>
          <table:table-cell office:value-type="float" office:value="887" calcext:value-type="float">
            <text:p>8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93]+[.$H$7]" office:value-type="float" office:value="0.888000000000001" calcext:value-type="float">
            <text:p>0.888000000000001</text:p>
          </table:table-cell>
          <table:table-cell office:value-type="float" office:value="888" calcext:value-type="float">
            <text:p>8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94]+[.$H$7]" office:value-type="float" office:value="0.889000000000001" calcext:value-type="float">
            <text:p>0.889000000000001</text:p>
          </table:table-cell>
          <table:table-cell office:value-type="float" office:value="889" calcext:value-type="float">
            <text:p>8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95]+[.$H$7]" office:value-type="float" office:value="0.890000000000001" calcext:value-type="float">
            <text:p>0.890000000000001</text:p>
          </table:table-cell>
          <table:table-cell office:value-type="float" office:value="890" calcext:value-type="float">
            <text:p>8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96]+[.$H$7]" office:value-type="float" office:value="0.891000000000001" calcext:value-type="float">
            <text:p>0.891000000000001</text:p>
          </table:table-cell>
          <table:table-cell office:value-type="float" office:value="891" calcext:value-type="float">
            <text:p>8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897]+[.$H$7]" office:value-type="float" office:value="0.892000000000001" calcext:value-type="float">
            <text:p>0.892000000000001</text:p>
          </table:table-cell>
          <table:table-cell office:value-type="float" office:value="892" calcext:value-type="float">
            <text:p>8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898]+[.$H$7]" office:value-type="float" office:value="0.893000000000001" calcext:value-type="float">
            <text:p>0.893000000000001</text:p>
          </table:table-cell>
          <table:table-cell office:value-type="float" office:value="893" calcext:value-type="float">
            <text:p>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899]+[.$H$7]" office:value-type="float" office:value="0.894000000000001" calcext:value-type="float">
            <text:p>0.894000000000001</text:p>
          </table:table-cell>
          <table:table-cell office:value-type="float" office:value="894" calcext:value-type="float">
            <text:p>8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00]+[.$H$7]" office:value-type="float" office:value="0.895000000000001" calcext:value-type="float">
            <text:p>0.895000000000001</text:p>
          </table:table-cell>
          <table:table-cell office:value-type="float" office:value="895" calcext:value-type="float">
            <text:p>8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01]+[.$H$7]" office:value-type="float" office:value="0.896000000000001" calcext:value-type="float">
            <text:p>0.896000000000001</text:p>
          </table:table-cell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02]+[.$H$7]" office:value-type="float" office:value="0.897000000000001" calcext:value-type="float">
            <text:p>0.897000000000001</text:p>
          </table:table-cell>
          <table:table-cell office:value-type="float" office:value="897" calcext:value-type="float">
            <text:p>8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03]+[.$H$7]" office:value-type="float" office:value="0.898000000000001" calcext:value-type="float">
            <text:p>0.898000000000001</text:p>
          </table:table-cell>
          <table:table-cell office:value-type="float" office:value="898" calcext:value-type="float">
            <text:p>8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04]+[.$H$7]" office:value-type="float" office:value="0.899000000000001" calcext:value-type="float">
            <text:p>0.899000000000001</text:p>
          </table:table-cell>
          <table:table-cell office:value-type="float" office:value="899" calcext:value-type="float">
            <text:p>8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05]+[.$H$7]" office:value-type="float" office:value="0.900000000000001" calcext:value-type="float">
            <text:p>0.900000000000001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06]+[.$H$7]" office:value-type="float" office:value="0.901000000000001" calcext:value-type="float">
            <text:p>0.901000000000001</text:p>
          </table:table-cell>
          <table:table-cell office:value-type="float" office:value="901" calcext:value-type="float">
            <text:p>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07]+[.$H$7]" office:value-type="float" office:value="0.902000000000001" calcext:value-type="float">
            <text:p>0.902000000000001</text:p>
          </table:table-cell>
          <table:table-cell office:value-type="float" office:value="902" calcext:value-type="float">
            <text:p>9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08]+[.$H$7]" office:value-type="float" office:value="0.903000000000001" calcext:value-type="float">
            <text:p>0.903000000000001</text:p>
          </table:table-cell>
          <table:table-cell office:value-type="float" office:value="903" calcext:value-type="float">
            <text:p>9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09]+[.$H$7]" office:value-type="float" office:value="0.904000000000001" calcext:value-type="float">
            <text:p>0.904000000000001</text:p>
          </table:table-cell>
          <table:table-cell office:value-type="float" office:value="904" calcext:value-type="float">
            <text:p>9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10]+[.$H$7]" office:value-type="float" office:value="0.905000000000001" calcext:value-type="float">
            <text:p>0.905000000000001</text:p>
          </table:table-cell>
          <table:table-cell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11]+[.$H$7]" office:value-type="float" office:value="0.906000000000001" calcext:value-type="float">
            <text:p>0.906000000000001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12]+[.$H$7]" office:value-type="float" office:value="0.907000000000001" calcext:value-type="float">
            <text:p>0.907000000000001</text:p>
          </table:table-cell>
          <table:table-cell office:value-type="float" office:value="907" calcext:value-type="float">
            <text:p>9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13]+[.$H$7]" office:value-type="float" office:value="0.908000000000001" calcext:value-type="float">
            <text:p>0.908000000000001</text:p>
          </table:table-cell>
          <table:table-cell office:value-type="float" office:value="908" calcext:value-type="float">
            <text:p>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14]+[.$H$7]" office:value-type="float" office:value="0.909000000000001" calcext:value-type="float">
            <text:p>0.909000000000001</text:p>
          </table:table-cell>
          <table:table-cell office:value-type="float" office:value="909" calcext:value-type="float">
            <text:p>9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15]+[.$H$7]" office:value-type="float" office:value="0.910000000000001" calcext:value-type="float">
            <text:p>0.910000000000001</text:p>
          </table:table-cell>
          <table:table-cell office:value-type="float" office:value="910" calcext:value-type="float">
            <text:p>9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16]+[.$H$7]" office:value-type="float" office:value="0.911000000000001" calcext:value-type="float">
            <text:p>0.911000000000001</text:p>
          </table:table-cell>
          <table:table-cell office:value-type="float" office:value="911" calcext:value-type="float">
            <text:p>9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17]+[.$H$7]" office:value-type="float" office:value="0.912000000000001" calcext:value-type="float">
            <text:p>0.912000000000001</text:p>
          </table:table-cell>
          <table:table-cell office:value-type="float" office:value="912" calcext:value-type="float">
            <text:p>9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18]+[.$H$7]" office:value-type="float" office:value="0.913000000000001" calcext:value-type="float">
            <text:p>0.913000000000001</text:p>
          </table:table-cell>
          <table:table-cell office:value-type="float" office:value="913" calcext:value-type="float">
            <text:p>9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19]+[.$H$7]" office:value-type="float" office:value="0.914000000000001" calcext:value-type="float">
            <text:p>0.914000000000001</text:p>
          </table:table-cell>
          <table:table-cell office:value-type="float" office:value="914" calcext:value-type="float">
            <text:p>9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20]+[.$H$7]" office:value-type="float" office:value="0.915000000000001" calcext:value-type="float">
            <text:p>0.915000000000001</text:p>
          </table:table-cell>
          <table:table-cell office:value-type="float" office:value="915" calcext:value-type="float">
            <text:p>9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21]+[.$H$7]" office:value-type="float" office:value="0.916000000000001" calcext:value-type="float">
            <text:p>0.916000000000001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22]+[.$H$7]" office:value-type="float" office:value="0.917000000000001" calcext:value-type="float">
            <text:p>0.917000000000001</text:p>
          </table:table-cell>
          <table:table-cell office:value-type="float" office:value="917" calcext:value-type="float">
            <text:p>9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23]+[.$H$7]" office:value-type="float" office:value="0.918000000000001" calcext:value-type="float">
            <text:p>0.918000000000001</text:p>
          </table:table-cell>
          <table:table-cell office:value-type="float" office:value="918" calcext:value-type="float">
            <text:p>9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24]+[.$H$7]" office:value-type="float" office:value="0.919000000000001" calcext:value-type="float">
            <text:p>0.919000000000001</text:p>
          </table:table-cell>
          <table:table-cell office:value-type="float" office:value="919" calcext:value-type="float">
            <text:p>9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25]+[.$H$7]" office:value-type="float" office:value="0.920000000000001" calcext:value-type="float">
            <text:p>0.920000000000001</text:p>
          </table:table-cell>
          <table:table-cell office:value-type="float" office:value="920" calcext:value-type="float">
            <text:p>9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26]+[.$H$7]" office:value-type="float" office:value="0.921000000000001" calcext:value-type="float">
            <text:p>0.921000000000001</text:p>
          </table:table-cell>
          <table:table-cell office:value-type="float" office:value="921" calcext:value-type="float">
            <text:p>9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27]+[.$H$7]" office:value-type="float" office:value="0.922000000000001" calcext:value-type="float">
            <text:p>0.922000000000001</text:p>
          </table:table-cell>
          <table:table-cell office:value-type="float" office:value="922" calcext:value-type="float">
            <text:p>9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28]+[.$H$7]" office:value-type="float" office:value="0.923000000000001" calcext:value-type="float">
            <text:p>0.923000000000001</text:p>
          </table:table-cell>
          <table:table-cell office:value-type="float" office:value="923" calcext:value-type="float">
            <text:p>9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29]+[.$H$7]" office:value-type="float" office:value="0.924000000000001" calcext:value-type="float">
            <text:p>0.924000000000001</text:p>
          </table:table-cell>
          <table:table-cell office:value-type="float" office:value="924" calcext:value-type="float">
            <text:p>9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30]+[.$H$7]" office:value-type="float" office:value="0.925000000000001" calcext:value-type="float">
            <text:p>0.925000000000001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31]+[.$H$7]" office:value-type="float" office:value="0.926000000000001" calcext:value-type="float">
            <text:p>0.926000000000001</text:p>
          </table:table-cell>
          <table:table-cell office:value-type="float" office:value="926" calcext:value-type="float">
            <text:p>9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32]+[.$H$7]" office:value-type="float" office:value="0.927000000000001" calcext:value-type="float">
            <text:p>0.927000000000001</text:p>
          </table:table-cell>
          <table:table-cell office:value-type="float" office:value="927" calcext:value-type="float">
            <text:p>9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33]+[.$H$7]" office:value-type="float" office:value="0.928000000000001" calcext:value-type="float">
            <text:p>0.928000000000001</text:p>
          </table:table-cell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34]+[.$H$7]" office:value-type="float" office:value="0.929000000000001" calcext:value-type="float">
            <text:p>0.929000000000001</text:p>
          </table:table-cell>
          <table:table-cell office:value-type="float" office:value="929" calcext:value-type="float">
            <text:p>9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35]+[.$H$7]" office:value-type="float" office:value="0.930000000000001" calcext:value-type="float">
            <text:p>0.930000000000001</text:p>
          </table:table-cell>
          <table:table-cell office:value-type="float" office:value="930" calcext:value-type="float">
            <text:p>9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36]+[.$H$7]" office:value-type="float" office:value="0.931000000000001" calcext:value-type="float">
            <text:p>0.931000000000001</text:p>
          </table:table-cell>
          <table:table-cell office:value-type="float" office:value="931" calcext:value-type="float">
            <text:p>9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37]+[.$H$7]" office:value-type="float" office:value="0.932000000000001" calcext:value-type="float">
            <text:p>0.932000000000001</text:p>
          </table:table-cell>
          <table:table-cell office:value-type="float" office:value="932" calcext:value-type="float">
            <text:p>9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38]+[.$H$7]" office:value-type="float" office:value="0.933000000000001" calcext:value-type="float">
            <text:p>0.933000000000001</text:p>
          </table:table-cell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39]+[.$H$7]" office:value-type="float" office:value="0.934000000000001" calcext:value-type="float">
            <text:p>0.934000000000001</text:p>
          </table:table-cell>
          <table:table-cell office:value-type="float" office:value="934" calcext:value-type="float">
            <text:p>9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40]+[.$H$7]" office:value-type="float" office:value="0.935000000000001" calcext:value-type="float">
            <text:p>0.935000000000001</text:p>
          </table:table-cell>
          <table:table-cell office:value-type="float" office:value="935" calcext:value-type="float">
            <text:p>9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41]+[.$H$7]" office:value-type="float" office:value="0.936000000000001" calcext:value-type="float">
            <text:p>0.936000000000001</text:p>
          </table:table-cell>
          <table:table-cell office:value-type="float" office:value="936" calcext:value-type="float">
            <text:p>9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42]+[.$H$7]" office:value-type="float" office:value="0.937000000000001" calcext:value-type="float">
            <text:p>0.937000000000001</text:p>
          </table:table-cell>
          <table:table-cell office:value-type="float" office:value="937" calcext:value-type="float">
            <text:p>9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43]+[.$H$7]" office:value-type="float" office:value="0.938000000000001" calcext:value-type="float">
            <text:p>0.938000000000001</text:p>
          </table:table-cell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44]+[.$H$7]" office:value-type="float" office:value="0.939000000000001" calcext:value-type="float">
            <text:p>0.939000000000001</text:p>
          </table:table-cell>
          <table:table-cell office:value-type="float" office:value="939" calcext:value-type="float">
            <text:p>9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45]+[.$H$7]" office:value-type="float" office:value="0.940000000000001" calcext:value-type="float">
            <text:p>0.940000000000001</text:p>
          </table:table-cell>
          <table:table-cell office:value-type="float" office:value="940" calcext:value-type="float">
            <text:p>9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46]+[.$H$7]" office:value-type="float" office:value="0.941000000000001" calcext:value-type="float">
            <text:p>0.941000000000001</text:p>
          </table:table-cell>
          <table:table-cell office:value-type="float" office:value="941" calcext:value-type="float">
            <text:p>9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47]+[.$H$7]" office:value-type="float" office:value="0.942000000000001" calcext:value-type="float">
            <text:p>0.942000000000001</text:p>
          </table:table-cell>
          <table:table-cell office:value-type="float" office:value="942" calcext:value-type="float">
            <text:p>9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48]+[.$H$7]" office:value-type="float" office:value="0.943000000000001" calcext:value-type="float">
            <text:p>0.943000000000001</text:p>
          </table:table-cell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49]+[.$H$7]" office:value-type="float" office:value="0.944000000000001" calcext:value-type="float">
            <text:p>0.944000000000001</text:p>
          </table:table-cell>
          <table:table-cell office:value-type="float" office:value="944" calcext:value-type="float">
            <text:p>9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50]+[.$H$7]" office:value-type="float" office:value="0.945000000000001" calcext:value-type="float">
            <text:p>0.945000000000001</text:p>
          </table:table-cell>
          <table:table-cell office:value-type="float" office:value="945" calcext:value-type="float">
            <text:p>9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51]+[.$H$7]" office:value-type="float" office:value="0.946000000000001" calcext:value-type="float">
            <text:p>0.946000000000001</text:p>
          </table:table-cell>
          <table:table-cell office:value-type="float" office:value="946" calcext:value-type="float">
            <text:p>9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52]+[.$H$7]" office:value-type="float" office:value="0.947000000000001" calcext:value-type="float">
            <text:p>0.947000000000001</text:p>
          </table:table-cell>
          <table:table-cell office:value-type="float" office:value="947" calcext:value-type="float">
            <text:p>9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53]+[.$H$7]" office:value-type="float" office:value="0.948000000000001" calcext:value-type="float">
            <text:p>0.948000000000001</text:p>
          </table:table-cell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54]+[.$H$7]" office:value-type="float" office:value="0.949000000000001" calcext:value-type="float">
            <text:p>0.949000000000001</text:p>
          </table:table-cell>
          <table:table-cell office:value-type="float" office:value="949" calcext:value-type="float">
            <text:p>9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55]+[.$H$7]" office:value-type="float" office:value="0.950000000000001" calcext:value-type="float">
            <text:p>0.950000000000001</text:p>
          </table:table-cell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56]+[.$H$7]" office:value-type="float" office:value="0.951000000000001" calcext:value-type="float">
            <text:p>0.951000000000001</text:p>
          </table:table-cell>
          <table:table-cell office:value-type="float" office:value="951" calcext:value-type="float">
            <text:p>9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57]+[.$H$7]" office:value-type="float" office:value="0.952000000000001" calcext:value-type="float">
            <text:p>0.952000000000001</text:p>
          </table:table-cell>
          <table:table-cell office:value-type="float" office:value="952" calcext:value-type="float">
            <text:p>9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58]+[.$H$7]" office:value-type="float" office:value="0.953000000000001" calcext:value-type="float">
            <text:p>0.953000000000001</text:p>
          </table:table-cell>
          <table:table-cell office:value-type="float" office:value="953" calcext:value-type="float">
            <text:p>9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59]+[.$H$7]" office:value-type="float" office:value="0.954000000000001" calcext:value-type="float">
            <text:p>0.954000000000001</text:p>
          </table:table-cell>
          <table:table-cell office:value-type="float" office:value="954" calcext:value-type="float">
            <text:p>9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60]+[.$H$7]" office:value-type="float" office:value="0.955000000000001" calcext:value-type="float">
            <text:p>0.955000000000001</text:p>
          </table:table-cell>
          <table:table-cell office:value-type="float" office:value="955" calcext:value-type="float">
            <text:p>9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61]+[.$H$7]" office:value-type="float" office:value="0.956000000000001" calcext:value-type="float">
            <text:p>0.956000000000001</text:p>
          </table:table-cell>
          <table:table-cell office:value-type="float" office:value="956" calcext:value-type="float">
            <text:p>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62]+[.$H$7]" office:value-type="float" office:value="0.957000000000001" calcext:value-type="float">
            <text:p>0.957000000000001</text:p>
          </table:table-cell>
          <table:table-cell office:value-type="float" office:value="957" calcext:value-type="float">
            <text:p>9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63]+[.$H$7]" office:value-type="float" office:value="0.958000000000001" calcext:value-type="float">
            <text:p>0.958000000000001</text:p>
          </table:table-cell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64]+[.$H$7]" office:value-type="float" office:value="0.959000000000001" calcext:value-type="float">
            <text:p>0.959000000000001</text:p>
          </table:table-cell>
          <table:table-cell office:value-type="float" office:value="959" calcext:value-type="float">
            <text:p>9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65]+[.$H$7]" office:value-type="float" office:value="0.960000000000001" calcext:value-type="float">
            <text:p>0.960000000000001</text:p>
          </table:table-cell>
          <table:table-cell office:value-type="float" office:value="960" calcext:value-type="float">
            <text:p>9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66]+[.$H$7]" office:value-type="float" office:value="0.961000000000001" calcext:value-type="float">
            <text:p>0.961000000000001</text:p>
          </table:table-cell>
          <table:table-cell office:value-type="float" office:value="961" calcext:value-type="float">
            <text:p>9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67]+[.$H$7]" office:value-type="float" office:value="0.962000000000001" calcext:value-type="float">
            <text:p>0.962000000000001</text:p>
          </table:table-cell>
          <table:table-cell office:value-type="float" office:value="962" calcext:value-type="float">
            <text:p>9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68]+[.$H$7]" office:value-type="float" office:value="0.963000000000001" calcext:value-type="float">
            <text:p>0.963000000000001</text:p>
          </table:table-cell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69]+[.$H$7]" office:value-type="float" office:value="0.964000000000001" calcext:value-type="float">
            <text:p>0.964000000000001</text:p>
          </table:table-cell>
          <table:table-cell office:value-type="float" office:value="964" calcext:value-type="float">
            <text:p>9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70]+[.$H$7]" office:value-type="float" office:value="0.965000000000001" calcext:value-type="float">
            <text:p>0.965000000000001</text:p>
          </table:table-cell>
          <table:table-cell office:value-type="float" office:value="965" calcext:value-type="float">
            <text:p>9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71]+[.$H$7]" office:value-type="float" office:value="0.966000000000001" calcext:value-type="float">
            <text:p>0.966000000000001</text:p>
          </table:table-cell>
          <table:table-cell office:value-type="float" office:value="966" calcext:value-type="float">
            <text:p>9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72]+[.$H$7]" office:value-type="float" office:value="0.967000000000001" calcext:value-type="float">
            <text:p>0.967000000000001</text:p>
          </table:table-cell>
          <table:table-cell office:value-type="float" office:value="967" calcext:value-type="float">
            <text:p>9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73]+[.$H$7]" office:value-type="float" office:value="0.968000000000001" calcext:value-type="float">
            <text:p>0.968000000000001</text:p>
          </table:table-cell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74]+[.$H$7]" office:value-type="float" office:value="0.969000000000001" calcext:value-type="float">
            <text:p>0.969000000000001</text:p>
          </table:table-cell>
          <table:table-cell office:value-type="float" office:value="969" calcext:value-type="float">
            <text:p>9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75]+[.$H$7]" office:value-type="float" office:value="0.970000000000001" calcext:value-type="float">
            <text:p>0.970000000000001</text:p>
          </table:table-cell>
          <table:table-cell office:value-type="float" office:value="970" calcext:value-type="float">
            <text:p>9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76]+[.$H$7]" office:value-type="float" office:value="0.971000000000001" calcext:value-type="float">
            <text:p>0.971000000000001</text:p>
          </table:table-cell>
          <table:table-cell office:value-type="float" office:value="971" calcext:value-type="float">
            <text:p>9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77]+[.$H$7]" office:value-type="float" office:value="0.972000000000001" calcext:value-type="float">
            <text:p>0.972000000000001</text:p>
          </table:table-cell>
          <table:table-cell office:value-type="float" office:value="972" calcext:value-type="float">
            <text:p>9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78]+[.$H$7]" office:value-type="float" office:value="0.973000000000001" calcext:value-type="float">
            <text:p>0.973000000000001</text:p>
          </table:table-cell>
          <table:table-cell office:value-type="float" office:value="973" calcext:value-type="float">
            <text:p>9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79]+[.$H$7]" office:value-type="float" office:value="0.974000000000001" calcext:value-type="float">
            <text:p>0.974000000000001</text:p>
          </table:table-cell>
          <table:table-cell office:value-type="float" office:value="974" calcext:value-type="float">
            <text:p>9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80]+[.$H$7]" office:value-type="float" office:value="0.975000000000001" calcext:value-type="float">
            <text:p>0.975000000000001</text:p>
          </table:table-cell>
          <table:table-cell office:value-type="float" office:value="975" calcext:value-type="float">
            <text:p>9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81]+[.$H$7]" office:value-type="float" office:value="0.976000000000001" calcext:value-type="float">
            <text:p>0.976000000000001</text:p>
          </table:table-cell>
          <table:table-cell office:value-type="float" office:value="976" calcext:value-type="float">
            <text:p>9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82]+[.$H$7]" office:value-type="float" office:value="0.977000000000001" calcext:value-type="float">
            <text:p>0.977000000000001</text:p>
          </table:table-cell>
          <table:table-cell office:value-type="float" office:value="977" calcext:value-type="float">
            <text:p>9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83]+[.$H$7]" office:value-type="float" office:value="0.978000000000001" calcext:value-type="float">
            <text:p>0.978000000000001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84]+[.$H$7]" office:value-type="float" office:value="0.979000000000001" calcext:value-type="float">
            <text:p>0.979000000000001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85]+[.$H$7]" office:value-type="float" office:value="0.980000000000001" calcext:value-type="float">
            <text:p>0.980000000000001</text:p>
          </table:table-cell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86]+[.$H$7]" office:value-type="float" office:value="0.981000000000001" calcext:value-type="float">
            <text:p>0.981000000000001</text:p>
          </table:table-cell>
          <table:table-cell office:value-type="float" office:value="981" calcext:value-type="float">
            <text:p>9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87]+[.$H$7]" office:value-type="float" office:value="0.982000000000001" calcext:value-type="float">
            <text:p>0.982000000000001</text:p>
          </table:table-cell>
          <table:table-cell office:value-type="float" office:value="982" calcext:value-type="float">
            <text:p>9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88]+[.$H$7]" office:value-type="float" office:value="0.983000000000001" calcext:value-type="float">
            <text:p>0.983000000000001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89]+[.$H$7]" office:value-type="float" office:value="0.984000000000001" calcext:value-type="float">
            <text:p>0.984000000000001</text:p>
          </table:table-cell>
          <table:table-cell office:value-type="float" office:value="984" calcext:value-type="float">
            <text:p>9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90]+[.$H$7]" office:value-type="float" office:value="0.985000000000001" calcext:value-type="float">
            <text:p>0.985000000000001</text:p>
          </table:table-cell>
          <table:table-cell office:value-type="float" office:value="985" calcext:value-type="float">
            <text:p>9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91]+[.$H$7]" office:value-type="float" office:value="0.986000000000001" calcext:value-type="float">
            <text:p>0.986000000000001</text:p>
          </table:table-cell>
          <table:table-cell office:value-type="float" office:value="986" calcext:value-type="float">
            <text:p>9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92]+[.$H$7]" office:value-type="float" office:value="0.987000000000001" calcext:value-type="float">
            <text:p>0.987000000000001</text:p>
          </table:table-cell>
          <table:table-cell office:value-type="float" office:value="987" calcext:value-type="float">
            <text:p>9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93]+[.$H$7]" office:value-type="float" office:value="0.988000000000001" calcext:value-type="float">
            <text:p>0.988000000000001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94]+[.$H$7]" office:value-type="float" office:value="0.989000000000001" calcext:value-type="float">
            <text:p>0.989000000000001</text:p>
          </table:table-cell>
          <table:table-cell office:value-type="float" office:value="989" calcext:value-type="float">
            <text:p>9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95]+[.$H$7]" office:value-type="float" office:value="0.990000000000001" calcext:value-type="float">
            <text:p>0.990000000000001</text:p>
          </table:table-cell>
          <table:table-cell office:value-type="float" office:value="990" calcext:value-type="float">
            <text:p>9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96]+[.$H$7]" office:value-type="float" office:value="0.991000000000001" calcext:value-type="float">
            <text:p>0.991000000000001</text:p>
          </table:table-cell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997]+[.$H$7]" office:value-type="float" office:value="0.992000000000001" calcext:value-type="float">
            <text:p>0.992000000000001</text:p>
          </table:table-cell>
          <table:table-cell office:value-type="float" office:value="992" calcext:value-type="float">
            <text:p>9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998]+[.$H$7]" office:value-type="float" office:value="0.993000000000001" calcext:value-type="float">
            <text:p>0.993000000000001</text:p>
          </table:table-cell>
          <table:table-cell office:value-type="float" office:value="993" calcext:value-type="float">
            <text:p>9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999]+[.$H$7]" office:value-type="float" office:value="0.994000000000001" calcext:value-type="float">
            <text:p>0.994000000000001</text:p>
          </table:table-cell>
          <table:table-cell office:value-type="float" office:value="994" calcext:value-type="float">
            <text:p>9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000]+[.$H$7]" office:value-type="float" office:value="0.995000000000001" calcext:value-type="float">
            <text:p>0.995000000000001</text:p>
          </table:table-cell>
          <table:table-cell office:value-type="float" office:value="995" calcext:value-type="float">
            <text:p>9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001]+[.$H$7]" office:value-type="float" office:value="0.996000000000001" calcext:value-type="float">
            <text:p>0.996000000000001</text:p>
          </table:table-cell>
          <table:table-cell office:value-type="float" office:value="996" calcext:value-type="float">
            <text:p>9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[.H1002]+[.$H$7]" office:value-type="float" office:value="0.997000000000001" calcext:value-type="float">
            <text:p>0.997000000000001</text:p>
          </table:table-cell>
          <table:table-cell office:value-type="float" office:value="997" calcext:value-type="float">
            <text:p>9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003]+[.$H$7]" office:value-type="float" office:value="0.998000000000001" calcext:value-type="float">
            <text:p>0.998000000000001</text:p>
          </table:table-cell>
          <table:table-cell office:value-type="float" office:value="998" calcext:value-type="float">
            <text:p>9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formula="of:=[.H1004]+[.$H$7]" office:value-type="float" office:value="0.999000000000001" calcext:value-type="float">
            <text:p>0.999000000000001</text:p>
          </table:table-cell>
          <table:table-cell office:value-type="float" office:value="999" calcext:value-type="float">
            <text:p>9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formula="of:=[.H1005]+[.$H$7]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formula="of:=SUM([.H7:.H1006])" office:value-type="float" office:value="500.5" calcext:value-type="float">
            <text:p>500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32:18.251069438</meta:creation-date>
    <dc:date>2024-08-09T17:10:05.735827815</dc:date>
    <meta:editing-duration>PT7M14S</meta:editing-duration>
    <meta:editing-cycles>1</meta:editing-cycles>
    <meta:document-statistic meta:table-count="1" meta:cell-count="3040" meta:object-count="0"/>
    <meta:generator>LibreOffice/7.3.7.2$Linux_X86_64 LibreOffice_project/30$Build-2</meta:generator>
  </office:meta>
</office:document-meta>
</file>